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1" svg:font-family="Georgia1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5.399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557cm"/>
    </style:style>
    <style:style style:name="co11" style:family="table-column">
      <style:table-column-properties fo:break-before="auto" style:column-width="6.403cm"/>
    </style:style>
    <style:style style:name="co12" style:family="table-column">
      <style:table-column-properties fo:break-before="auto" style:column-width="3.3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afa"/>
    </style:style>
    <style:style style:name="ce56" style:family="table-cell" style:parent-style-name="Default" style:data-style-name="N0">
      <style:table-cell-properties fo:background-color="#e8e8e8"/>
    </style:style>
    <style:style style:name="ce57" style:family="table-cell" style:parent-style-name="Default" style:data-style-name="N0">
      <style:table-cell-properties fo:background-color="#d2e8d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75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07">
      <style:table-cell-properties fo:border-bottom="none" fo:background-color="#fffafa" fo:border-left="none" fo:border-right="none" fo:border-top="0.06pt solid #000000"/>
    </style:style>
    <style:style style:name="ce79" style:family="table-cell" style:parent-style-name="Default" style:data-style-name="N107">
      <style:table-cell-properties fo:background-color="#fffafa"/>
    </style:style>
    <style:style style:name="ce80" style:family="table-cell" style:parent-style-name="Default" style:data-style-name="N107">
      <style:table-cell-properties fo:background-color="#e8e8e8"/>
    </style:style>
    <style:style style:name="ce81" style:family="table-cell" style:parent-style-name="Default" style:data-style-name="N107">
      <style:table-cell-properties fo:border-bottom="0.06pt solid #000000" fo:background-color="#fffafa" fo:border-left="none" fo:border-right="none" fo:border-top="none"/>
    </style:style>
    <style:style style:name="ce82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107">
      <style:table-cell-properties fo:border-bottom="none" fo:background-color="#d2e8dc" fo:border-left="none" fo:border-right="none" fo:border-top="0.06pt solid #000000"/>
    </style:style>
    <style:style style:name="ce85" style:family="table-cell" style:parent-style-name="Default" style:data-style-name="N107">
      <style:table-cell-properties fo:background-color="#d2e8dc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/>
      <style:text-properties style:font-name="Georgia1" style:font-name-asian="Georgia" style:font-name-complex="Georgia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7" style:family="table-cell" style:parent-style-name="Default" style:data-style-name="N0">
      <style:table-cell-properties style:vertical-align="automatic"/>
      <style:text-properties style:font-name="Georgia1" fo:font-size="10pt" style:font-name-asian="Georgia" style:font-size-asian="10pt" style:font-name-complex="Georgia" style:font-size-complex="10pt"/>
    </style:style>
    <style:style style:name="ce5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0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1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103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4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5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1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10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108" style:family="table-cell" style:parent-style-name="Default" style:data-style-name="N0">
      <style:table-cell-properties fo:background-color="#e8e8e8" style:shrink-to-fit="true" style:vertical-align="automatic"/>
      <style:text-properties style:font-name="Georgia" style:font-name-asian="Georgia" style:font-name-complex="Georgia"/>
    </style:style>
    <style:style style:name="ce109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1" fo:font-size="12pt" style:font-name-asian="Georgia" style:font-size-asian="12pt" style:font-name-complex="Georgia" style:font-size-complex="12pt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1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ext-properties style:font-name="Georgia1" style:font-name-asian="Georgia" style:font-name-complex="Georgia"/>
    </style:style>
    <style:style style:name="ce122" style:family="table-cell" style:parent-style-name="Default" style:data-style-name="N0">
      <style:table-cell-properties fo:background-color="#e8e8e8" style:vertical-align="automatic"/>
      <style:text-properties style:font-name="Georgia1" style:font-name-asian="Georgia" style:font-name-complex="Georgia"/>
    </style:style>
    <style:style style:name="ce114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5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1" fo:font-size="12pt" style:font-name-asian="Georgia" style:font-size-asian="12pt" style:font-name-complex="Georgia" style:font-size-complex="12pt"/>
    </style:style>
    <style:style style:name="ce3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8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3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4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125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126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8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3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1.I4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36" style:family="table-cell" style:parent-style-name="Default" style:data-style-name="N2">
      <style:table-cell-properties style:vertical-align="automatic"/>
      <style:text-properties style:font-name="Georgia1" style:font-name-asian="Georgia" style:font-name-complex="Georgia"/>
    </style:style>
    <style:style style:name="ce64" style:family="table-cell" style:parent-style-name="Default" style:data-style-name="N0">
      <style:table-cell-properties fo:background-color="transparent"/>
    </style:style>
    <style:style style:name="ce167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0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1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70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5" style:family="table-cell" style:parent-style-name="Default" style:data-style-name="N0">
      <style:table-cell-properties fo:border="0.06pt solid #000000" style:shrink-to-fit="true" style:vertical-align="automatic"/>
      <style:text-properties style:font-name="Georgia1" style:font-name-asian="Georgia" style:font-name-complex="Georgia"/>
    </style:style>
    <style:style style:name="ce144" style:family="table-cell" style:parent-style-name="Default" style:data-style-name="N0">
      <style:table-cell-properties fo:background-color="#d2e8dc" style:vertical-align="automatic"/>
      <style:text-properties style:font-name="Georgia1" style:font-name-asian="Georgia" style:font-name-complex="Georgia"/>
    </style:style>
    <style:style style:name="ce145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6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7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3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9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50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151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152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8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2.I4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2.I4"/>
    </style:style>
    <style:style style:name="ce6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61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62" style:family="table-cell" style:parent-style-name="Default" style:data-style-name="N2">
      <style:table-cell-properties style:vertical-align="automatic"/>
    </style:style>
    <style:style style:name="ce186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87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88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58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19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3.I4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3.I4"/>
    </style:style>
    <style:style style:name="ce193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94" style:family="table-cell" style:parent-style-name="Default" style:data-style-name="N0">
      <style:table-cell-properties fo:background-color="#f08080" style:vertical-align="automatic"/>
      <style:text-properties style:font-name="Georgia1" style:font-name-asian="Georgia" style:font-name-complex="Georgia"/>
    </style:style>
    <style:style style:name="ce195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 fo:margin-left="0cm"/>
      <style:text-properties style:font-name="Georgia1" style:font-name-asian="Georgia" style:font-name-complex="Georgia"/>
    </style:style>
    <style:style style:name="ce19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Georgia1" style:font-name-asian="Georgia" style:font-name-complex="Georgia"/>
    </style:style>
    <style:style style:name="ce19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0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Inconsolata" style:font-name-asian="Inconsolata" style:font-name-complex="Inconsolata"/>
    </style:style>
    <style:style style:name="ce201" style:family="table-cell" style:parent-style-name="Default" style:data-style-name="N0">
      <style:table-cell-properties fo:background-color="transparent" style:vertical-align="automatic"/>
      <style:text-properties style:font-name="Georgia1" style:font-name-asian="Georgia" style:font-name-complex="Georgia"/>
    </style:style>
    <style:style style:name="ce202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4.I4"/>
    </style:style>
    <style:style style:name="ce6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78" table:formula="of:=[.C3] - [$IT1.F8]" office:value-type="float" office:value="4" calcext:value-type="float">
            <text:p>4</text:p>
          </table:table-cell>
          <table:table-cell table:style-name="ce84" table:formula="of:=[.C3] - [$IT2.F8]" office:value-type="float" office:value="4" calcext:value-type="float">
            <text:p>4</text:p>
          </table:table-cell>
          <table:table-cell table:style-name="ce84" table:formula="of:=[.C3] - [$IT3.F8]" office:value-type="float" office:value="4" calcext:value-type="float">
            <text:p>4</text:p>
          </table:table-cell>
          <table:table-cell table:style-name="ce78" table:formula="of:=[.C3] - [$IT4.F8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38" calcext:value-type="float">
            <text:p>38</text:p>
          </table:table-cell>
          <table:table-cell table:style-name="ce79" table:formula="of:=[.C4] - [$IT1.F18]" office:value-type="float" office:value="-2" calcext:value-type="float">
            <text:p>-2</text:p>
          </table:table-cell>
          <table:table-cell table:style-name="ce85" table:formula="of:=[.C4] - [$IT2.F19]" office:value-type="float" office:value="-5" calcext:value-type="float">
            <text:p>-5</text:p>
          </table:table-cell>
          <table:table-cell table:style-name="ce85" table:formula="of:=[.C4]- [$IT3.F19]" office:value-type="float" office:value="-5" calcext:value-type="float">
            <text:p>-5</text:p>
          </table:table-cell>
          <table:table-cell table:style-name="ce79" table:formula="of:=[.C4]- [$IT4.F19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19" calcext:value-type="float">
            <text:p>19</text:p>
          </table:table-cell>
          <table:table-cell table:style-name="ce80" table:formula="of:=[.C5]-[$IT1.F27]" office:value-type="float" office:value="19" calcext:value-type="float">
            <text:p>19</text:p>
          </table:table-cell>
          <table:table-cell table:style-name="ce80" table:formula="of:=[.C5] - [$IT2.F28]" office:value-type="float" office:value="19" calcext:value-type="float">
            <text:p>19</text:p>
          </table:table-cell>
          <table:table-cell table:style-name="ce79" table:formula="of:=[.C5]- [$IT3.F28]" office:value-type="float" office:value="19" calcext:value-type="float">
            <text:p>19</text:p>
          </table:table-cell>
          <table:table-cell table:style-name="ce79" table:formula="of:=[.C5]- [$IT4.F28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5" calcext:value-type="float">
            <text:p>35</text:p>
          </table:table-cell>
          <table:table-cell table:style-name="ce80" table:formula="of:=[.C6]-[$IT1.F35]" office:value-type="float" office:value="35" calcext:value-type="float">
            <text:p>35</text:p>
          </table:table-cell>
          <table:table-cell table:style-name="ce80" table:formula="of:=[.C6] - [$IT2.F38]" office:value-type="float" office:value="35" calcext:value-type="float">
            <text:p>35</text:p>
          </table:table-cell>
          <table:table-cell table:style-name="ce79" table:formula="of:=[.C6] - [$IT3.F38]" office:value-type="float" office:value="35" calcext:value-type="float">
            <text:p>35</text:p>
          </table:table-cell>
          <table:table-cell table:style-name="ce79" table:formula="of:=[.C6] - [$IT4.F38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35" calcext:value-type="float">
            <text:p>35</text:p>
          </table:table-cell>
          <table:table-cell table:style-name="ce80" table:formula="of:=[.C7]-[$IT1.F43]" office:value-type="float" office:value="35" calcext:value-type="float">
            <text:p>35</text:p>
          </table:table-cell>
          <table:table-cell table:style-name="ce80" table:formula="of:=[.C7] - [$IT2.F46]" office:value-type="float" office:value="35" calcext:value-type="float">
            <text:p>35</text:p>
          </table:table-cell>
          <table:table-cell table:style-name="ce80" table:formula="of:=[.C7]- [$IT3.F46]" office:value-type="float" office:value="35" calcext:value-type="float">
            <text:p>35</text:p>
          </table:table-cell>
          <table:table-cell table:style-name="ce79" table:formula="of:=[.C7]- [$IT4.F46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19" calcext:value-type="float">
            <text:p>19</text:p>
          </table:table-cell>
          <table:table-cell table:style-name="ce80" table:formula="of:=[.C8]-[$IT1.F52]" office:value-type="float" office:value="19" calcext:value-type="float">
            <text:p>19</text:p>
          </table:table-cell>
          <table:table-cell table:style-name="ce79" table:formula="of:=[.C8] - [$IT2.F56]" office:value-type="float" office:value="5" calcext:value-type="float">
            <text:p>5</text:p>
          </table:table-cell>
          <table:table-cell table:style-name="ce85" table:formula="of:=[.C8]- [$IT3.F56]" office:value-type="float" office:value="5" calcext:value-type="float">
            <text:p>5</text:p>
          </table:table-cell>
          <table:table-cell table:style-name="ce79" table:formula="of:=[.C8]- [$IT4.F56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8" calcext:value-type="float">
            <text:p>8</text:p>
          </table:table-cell>
          <table:table-cell table:style-name="ce80" table:formula="of:=[.C9]-[$IT1.F58]" office:value-type="float" office:value="8" calcext:value-type="float">
            <text:p>8</text:p>
          </table:table-cell>
          <table:table-cell table:style-name="ce79" table:formula="of:=[.C9] - [$IT2.F62]" office:value-type="float" office:value="-16" calcext:value-type="float">
            <text:p>-16</text:p>
          </table:table-cell>
          <table:table-cell table:style-name="ce85" table:formula="of:=[.C9]- [$IT3.F62]" office:value-type="float" office:value="-16" calcext:value-type="float">
            <text:p>-16</text:p>
          </table:table-cell>
          <table:table-cell table:style-name="ce79" table:formula="of:=[.C9]- [$IT4.F62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10" calcext:value-type="float">
            <text:p>10</text:p>
          </table:table-cell>
          <table:table-cell table:style-name="ce79" table:formula="of:=[.C10]-[$IT1.F65]" office:value-type="float" office:value="-12" calcext:value-type="float">
            <text:p>-12</text:p>
          </table:table-cell>
          <table:table-cell table:style-name="ce79" table:formula="of:=[.C10]-[$IT2.F69]" office:value-type="float" office:value="1" calcext:value-type="float">
            <text:p>1</text:p>
          </table:table-cell>
          <table:table-cell table:style-name="ce79" table:formula="of:=[.C10]- [$IT3.F69]" office:value-type="float" office:value="4" calcext:value-type="float">
            <text:p>4</text:p>
          </table:table-cell>
          <table:table-cell table:style-name="ce79" table:formula="of:=[.C10]- [$IT4.F69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1]-[$IT1.F74]" office:value-type="float" office:value="25" calcext:value-type="float">
            <text:p>25</text:p>
          </table:table-cell>
          <table:table-cell table:style-name="ce79" table:formula="of:=[.C11]-[$IT2.F80]" office:value-type="float" office:value="12" calcext:value-type="float">
            <text:p>12</text:p>
          </table:table-cell>
          <table:table-cell table:style-name="ce79" table:formula="of:=[.C11]- [$IT3.F80]" office:value-type="float" office:value="12" calcext:value-type="float">
            <text:p>12</text:p>
          </table:table-cell>
          <table:table-cell table:style-name="ce79" table:formula="of:=[.C11]- [$IT4.F80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2]-[$IT1.F81]" office:value-type="float" office:value="25" calcext:value-type="float">
            <text:p>25</text:p>
          </table:table-cell>
          <table:table-cell table:style-name="ce80" table:formula="of:=[.C12]-[$IT2.F87]" office:value-type="float" office:value="25" calcext:value-type="float">
            <text:p>25</text:p>
          </table:table-cell>
          <table:table-cell table:style-name="ce80" table:formula="of:=[.C12]- [$IT3.F87]" office:value-type="float" office:value="25" calcext:value-type="float">
            <text:p>25</text:p>
          </table:table-cell>
          <table:table-cell table:style-name="ce79" table:formula="of:=[.C12]- [$IT4.F87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12" calcext:value-type="float">
            <text:p>12</text:p>
          </table:table-cell>
          <table:table-cell table:style-name="ce80" table:formula="of:=[.C13]-[$IT1.F87]" office:value-type="float" office:value="12" calcext:value-type="float">
            <text:p>12</text:p>
          </table:table-cell>
          <table:table-cell table:style-name="ce80" table:formula="of:=[.C13]-[$IT2.F87]" office:value-type="float" office:value="12" calcext:value-type="float">
            <text:p>12</text:p>
          </table:table-cell>
          <table:table-cell table:style-name="ce80" table:formula="of:=[.C13]- [$IT3.F93]" office:value-type="float" office:value="12" calcext:value-type="float">
            <text:p>12</text:p>
          </table:table-cell>
          <table:table-cell table:style-name="ce79" table:formula="of:=[.C13]- [$IT4.F93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4]-[$IT1.F94]" office:value-type="float" office:value="25" calcext:value-type="float">
            <text:p>25</text:p>
          </table:table-cell>
          <table:table-cell table:style-name="ce80" table:formula="of:=[.C14]-[$IT2.F100]" office:value-type="float" office:value="25" calcext:value-type="float">
            <text:p>25</text:p>
          </table:table-cell>
          <table:table-cell table:style-name="ce80" table:formula="of:=[.C14]- [$IT3.F100]" office:value-type="float" office:value="25" calcext:value-type="float">
            <text:p>25</text:p>
          </table:table-cell>
          <table:table-cell table:style-name="ce79" table:formula="of:=[.C14]- [$IT4.F100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Histoire 13</text:p>
          </table:table-cell>
          <table:table-cell table:style-name="ce20" office:value-type="float" office:value="25" calcext:value-type="float">
            <text:p>25</text:p>
          </table:table-cell>
          <table:table-cell table:style-name="ce80" table:formula="of:=[.C15]-[$IT1.F103]" office:value-type="float" office:value="25" calcext:value-type="float">
            <text:p>25</text:p>
          </table:table-cell>
          <table:table-cell table:style-name="ce80" table:formula="of:=[.C15]-[$IT2.F93]" office:value-type="float" office:value="25" calcext:value-type="float">
            <text:p>25</text:p>
          </table:table-cell>
          <table:table-cell table:style-name="ce80" table:formula="of:=[.C15]- [$IT3.F109]" office:value-type="float" office:value="25" calcext:value-type="float">
            <text:p>25</text:p>
          </table:table-cell>
          <table:table-cell table:style-name="ce79" table:formula="of:=[.C15]- [$IT4.F109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 table:number-columns-spanned="2" table:number-rows-spanned="1">
            <text:p>Refactoring</text:p>
          </table:table-cell>
          <table:covered-table-cell table:style-name="ce47"/>
          <table:table-cell table:style-name="ce74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-10" calcext:value-type="float">
            <text:p>-1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5" office:value-type="string" calcext:value-type="string">
            <text:p>Estimation</text:p>
          </table:table-cell>
          <table:table-cell table:style-name="ce82" office:value-type="string" calcext:value-type="string">
            <text:p>Itération 1</text:p>
          </table:table-cell>
          <table:table-cell table:style-name="ce82" office:value-type="string" calcext:value-type="string">
            <text:p>Itération 2</text:p>
          </table:table-cell>
          <table:table-cell table:style-name="ce82" office:value-type="string" calcext:value-type="string">
            <text:p>Itération 3</text:p>
          </table:table-cell>
          <table:table-cell table:style-name="ce8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table:formula="of:=SUM([.C3:.C16])" office:value-type="float" office:value="306" calcext:value-type="float">
            <text:p>306</text:p>
          </table:table-cell>
          <table:table-cell table:style-name="ce55" table:formula="of:=SUM([.D3:.D16])" office:value-type="float" office:value="218" calcext:value-type="float">
            <text:p>218</text:p>
          </table:table-cell>
          <table:table-cell table:style-name="ce55" table:formula="of:=SUM([.E3:.E16])" office:value-type="float" office:value="167" calcext:value-type="float">
            <text:p>167</text:p>
          </table:table-cell>
          <table:table-cell table:style-name="ce55" table:formula="of:=SUM([.F3:.F16])" office:value-type="float" office:value="180" calcext:value-type="float">
            <text:p>180</text:p>
          </table:table-cell>
          <table:table-cell table:style-name="ce55" table:formula="of:=SUM([.G3:.G15])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4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5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6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7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column table:style-name="co9" table:number-columns-repeated="19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2" table:default-cell-style-name="Default"/>
        <table:table-row table:style-name="ro1">
          <table:table-cell table:number-columns-repeated="10"/>
          <table:table-cell table:style-name="ce15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57" office:value-type="string" calcext:value-type="string" table:number-columns-spanned="2" table:number-rows-spanned="1">
            <text:p>Histoire 1</text:p>
          </table:table-cell>
          <table:covered-table-cell/>
          <table:table-cell table:style-name="ce157" office:value-type="string" calcext:value-type="string" table:number-columns-spanned="2" table:number-rows-spanned="1">
            <text:p>Histoire 2</text:p>
          </table:table-cell>
          <table:covered-table-cell/>
          <table:table-cell table:style-name="ce157" office:value-type="string" calcext:value-type="string" table:number-columns-spanned="2" table:number-rows-spanned="1">
            <text:p>Histoire 8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/>
          <table:table-cell table:style-name="ce157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0" office:value-type="string" calcext:value-type="string">
            <text:p>Interface de connexion</text:p>
          </table:table-cell>
          <table:table-cell table:style-name="ce31" office:value-type="string" calcext:value-type="string">
            <text:p>BENITEZ ALBERDI Diego</text:p>
          </table:table-cell>
          <table:table-cell table:style-name="ce31" office:value-type="string" calcext:value-type="string">
            <text:p>DEKEYSER Chloe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table:style-name="ce131" office:value-type="date" office:date-value="2021-02-23" calcext:value-type="date">
            <text:p>23-02-2021</text:p>
          </table:table-cell>
          <table:table-cell table:style-name="ce132" office:value-type="float" office:value="0" calcext:value-type="float">
            <text:p>0</text:p>
          </table:table-cell>
          <table:table-cell table:style-name="ce35" table:formula="of:=[.$G$8] - ([.$G$8]/[.$J$18]*[.J4])" office:value-type="float" office:value="30" calcext:value-type="float">
            <text:p>30,00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35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36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1006"/>
        </table:table-row>
        <table:table-row table:style-name="ro4">
          <table:table-cell table:style-name="ce37"/>
          <table:table-cell/>
          <table:table-cell table:style-name="ce30" office:value-type="string" calcext:value-type="string">
            <text:p>Conditions d'utilisation</text:p>
          </table:table-cell>
          <table:table-cell table:style-name="ce31" office:value-type="string" calcext:value-type="string">
            <text:p>DESMET Aline</text:p>
          </table:table-cell>
          <table:table-cell table:style-name="ce31" office:value-type="string" calcext:value-type="string">
            <text:p>HODAIBI Yassine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31" office:value-type="date" office:date-value="2021-02-24" calcext:value-type="date">
            <text:p>24-02-2021</text:p>
          </table:table-cell>
          <table:table-cell table:style-name="ce132" office:value-type="float" office:value="1" calcext:value-type="float">
            <text:p>1</text:p>
          </table:table-cell>
          <table:table-cell table:style-name="ce35" table:formula="of:=[.$G$8] - ([.$G$8]/[.$J$18]*[.J5])" office:value-type="float" office:value="27.8571428571429" calcext:value-type="float">
            <text:p>27,86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5])" office:value-type="float" office:value="30.6428571428571" calcext:value-type="float">
            <text:p>30,64</text:p>
          </table:table-cell>
          <table:table-cell office:value-type="float" office:value="30" calcext:value-type="float">
            <text:p>30</text:p>
          </table:table-cell>
          <table:table-cell table:style-name="ce35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36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70" calcext:value-type="float">
            <text:p>7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0" office:value-type="string" calcext:value-type="string">
            <text:p>Base de données utilisateurs</text:p>
          </table:table-cell>
          <table:table-cell table:style-name="ce31" office:value-type="string" calcext:value-type="string">
            <text:p>EL MIRI Hamza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/>
          <table:table-cell table:style-name="ce131" office:value-type="date" office:date-value="2021-02-25" calcext:value-type="date">
            <text:p>25-02-2021</text:p>
          </table:table-cell>
          <table:table-cell table:style-name="ce132" office:value-type="float" office:value="2" calcext:value-type="float">
            <text:p>2</text:p>
          </table:table-cell>
          <table:table-cell table:style-name="ce35" table:formula="of:=[.$G$8] - ([.$G$8]/[.$J$18]*[.J6])" office:value-type="float" office:value="25.7142857142857" calcext:value-type="float">
            <text:p>25,71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6])" office:value-type="float" office:value="28.2857142857143" calcext:value-type="float">
            <text:p>28,29</text:p>
          </table:table-cell>
          <table:table-cell office:value-type="float" office:value="26" calcext:value-type="float">
            <text:p>26</text:p>
          </table:table-cell>
          <table:table-cell table:style-name="ce35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36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6" calcext:value-type="float">
            <text:p>6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0" office:value-type="string" calcext:value-type="string">
            <text:p>Validation de données de connexion</text:p>
          </table:table-cell>
          <table:table-cell table:style-name="ce31" office:value-type="string" calcext:value-type="string">
            <text:p>EL MIRI Hamza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131" office:value-type="date" office:date-value="2021-02-26" calcext:value-type="date">
            <text:p>26-02-2021</text:p>
          </table:table-cell>
          <table:table-cell table:style-name="ce132" office:value-type="float" office:value="3" calcext:value-type="float">
            <text:p>3</text:p>
          </table:table-cell>
          <table:table-cell table:style-name="ce35" table:formula="of:=[.$G$8] - ([.$G$8]/[.$J$18]*[.J7])" office:value-type="float" office:value="23.5714285714286" calcext:value-type="float">
            <text:p>23,57</text:p>
          </table:table-cell>
          <table:table-cell table:style-name="ce34" office:value-type="float" office:value="25" calcext:value-type="float">
            <text:p>25</text:p>
          </table:table-cell>
          <table:table-cell table:style-name="ce35" table:formula="of:=[.$G$18] - ([.$G$18]/[.$J$18]*[.J7])" office:value-type="float" office:value="25.9285714285714" calcext:value-type="float">
            <text:p>25,93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36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26" calcext:value-type="float">
            <text:p>26</text:p>
          </table:table-cell>
          <table:table-cell table:style-name="ce38" table:formula="of:=SUM([.G4:.G7])" office:value-type="float" office:value="30" calcext:value-type="float">
            <text:p>30</text:p>
          </table:table-cell>
          <table:table-cell/>
          <table:table-cell table:style-name="ce131" office:value-type="date" office:date-value="2021-02-27" calcext:value-type="date">
            <text:p>27-02-2021</text:p>
          </table:table-cell>
          <table:table-cell table:style-name="ce132" office:value-type="float" office:value="4" calcext:value-type="float">
            <text:p>4</text:p>
          </table:table-cell>
          <table:table-cell table:style-name="ce35" table:formula="of:=[.$G$8] - ([.$G$8]/[.$J$18]*[.J8])" office:value-type="float" office:value="21.4285714285714" calcext:value-type="float">
            <text:p>21,43</text:p>
          </table:table-cell>
          <table:table-cell table:style-name="ce34" office:value-type="float" office:value="23" calcext:value-type="float">
            <text:p>23</text:p>
          </table:table-cell>
          <table:table-cell table:style-name="ce35" table:formula="of:=[.$G$18] - ([.$G$18]/[.$J$18]*[.J8])" office:value-type="float" office:value="23.5714285714286" calcext:value-type="float">
            <text:p>23,57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8])" office:value-type="float" office:value="7.142857142857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table:style-name="ce36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53" calcext:value-type="float">
            <text:p>5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31" office:value-type="date" office:date-value="2021-02-28" calcext:value-type="date">
            <text:p>28-02-2021</text:p>
          </table:table-cell>
          <table:table-cell table:style-name="ce132" office:value-type="float" office:value="5" calcext:value-type="float">
            <text:p>5</text:p>
          </table:table-cell>
          <table:table-cell table:style-name="ce35" table:formula="of:=[.$G$8] - ([.$G$8]/[.$J$18]*[.J9])" office:value-type="float" office:value="19.2857142857143" calcext:value-type="float">
            <text:p>19,29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formula="of:=[.$G$18] - ([.$G$18]/[.$J$18]*[.J9])" office:value-type="float" office:value="21.2142857142857" calcext:value-type="float">
            <text:p>21,21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9])" office:value-type="float" office:value="6.42857142857143" calcext:value-type="float">
            <text:p>6,43</text:p>
          </table:table-cell>
          <table:table-cell office:value-type="float" office:value="6" calcext:value-type="float">
            <text:p>6</text:p>
          </table:table-cell>
          <table:table-cell table:style-name="ce36" table:formula="of:=[.K9]+[.M9]+[.O9]" office:value-type="float" office:value="46.9285714285715" calcext:value-type="float">
            <text:p>46,93</text:p>
          </table:table-cell>
          <table:table-cell table:formula="of:=[.L9]+[.N9]+[.P9]" office:value-type="float" office:value="38" calcext:value-type="float">
            <text:p>38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31" office:value-type="date" office:date-value="2021-03-01" calcext:value-type="date">
            <text:p>01-03-2021</text:p>
          </table:table-cell>
          <table:table-cell table:style-name="ce132" office:value-type="float" office:value="6" calcext:value-type="float">
            <text:p>6</text:p>
          </table:table-cell>
          <table:table-cell table:style-name="ce35" table:formula="of:=[.$G$8] - ([.$G$8]/[.$J$18]*[.J10])" office:value-type="float" office:value="17.1428571428571" calcext:value-type="float">
            <text:p>17,14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8" calcext:value-type="float">
            <text:p>18</text:p>
          </table:table-cell>
          <table:table-cell table:style-name="ce35" table:formula="of:=[.$G$65] - ([.$G$65]/[.$J$18]*[.J10])" office:value-type="float" office:value="5.71428571428571" calcext:value-type="float">
            <text:p>5,71</text:p>
          </table:table-cell>
          <table:table-cell office:value-type="float" office:value="10" calcext:value-type="float">
            <text:p>10</text:p>
          </table:table-cell>
          <table:table-cell table:style-name="ce36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table:style-name="ce37"/>
          <table:table-cell/>
          <table:table-cell table:style-name="ce51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31" office:value-type="date" office:date-value="2021-03-02" calcext:value-type="date">
            <text:p>02-03-2021</text:p>
          </table:table-cell>
          <table:table-cell table:style-name="ce132" office:value-type="float" office:value="7" calcext:value-type="float">
            <text:p>7</text:p>
          </table:table-cell>
          <table:table-cell table:style-name="ce35" table:formula="of:=[.$G$8] - ([.$G$8]/[.$J$18]*[.J11])" office:value-type="float" office:value="15" calcext:value-type="float">
            <text:p>15,00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1])" office:value-type="float" office:value="16.5" calcext:value-type="float">
            <text:p>16,50</text:p>
          </table:table-cell>
          <table:table-cell office:value-type="float" office:value="14" calcext:value-type="float">
            <text:p>14</text:p>
          </table:table-cell>
          <table:table-cell table:style-name="ce35" table:formula="of:=[.$G$65] - ([.$G$65]/[.$J$18]*[.J11])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table:style-name="ce36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46" calcext:value-type="float">
            <text:p>4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/>
          <table:table-cell table:style-name="ce131" office:value-type="date" office:date-value="2021-03-03" calcext:value-type="date">
            <text:p>03-03-2021</text:p>
          </table:table-cell>
          <table:table-cell table:style-name="ce132" office:value-type="float" office:value="8" calcext:value-type="float">
            <text:p>8</text:p>
          </table:table-cell>
          <table:table-cell table:style-name="ce35" table:formula="of:=[.$G$8] - ([.$G$8]/[.$J$18]*[.J12])" office:value-type="float" office:value="12.8571428571429" calcext:value-type="float">
            <text:p>12,86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2])" office:value-type="float" office:value="14.1428571428571" calcext:value-type="float">
            <text:p>14,14</text:p>
          </table:table-cell>
          <table:table-cell office:value-type="float" office:value="11" calcext:value-type="float">
            <text:p>11</text:p>
          </table:table-cell>
          <table:table-cell table:style-name="ce35" table:formula="of:=[.$G$65] - ([.$G$65]/[.$J$18]*[.J12])" office:value-type="float" office:value="4.28571428571429" calcext:value-type="float">
            <text:p>4,29</text:p>
          </table:table-cell>
          <table:table-cell office:value-type="float" office:value="8" calcext:value-type="float">
            <text:p>8</text:p>
          </table:table-cell>
          <table:table-cell table:style-name="ce36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39" calcext:value-type="float">
            <text:p>3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0" office:value-type="string" calcext:value-type="string">
            <text:p>Création de 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131" office:value-type="date" office:date-value="2021-03-04" calcext:value-type="date">
            <text:p>04-03-2021</text:p>
          </table:table-cell>
          <table:table-cell table:style-name="ce132" office:value-type="float" office:value="9" calcext:value-type="float">
            <text:p>9</text:p>
          </table:table-cell>
          <table:table-cell table:style-name="ce35" table:formula="of:=[.$G$8] - ([.$G$8]/[.$J$18]*[.J13])" office:value-type="float" office:value="10.7142857142857" calcext:value-type="float">
            <text:p>10,71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18] - ([.$G$18]/[.$J$18]*[.J13])" office:value-type="float" office:value="11.7857142857143" calcext:value-type="float">
            <text:p>11,79</text:p>
          </table:table-cell>
          <table:table-cell office:value-type="float" office:value="8" calcext:value-type="float">
            <text:p>8</text:p>
          </table:table-cell>
          <table:table-cell table:style-name="ce35" table:formula="of:=[.$G$65] - ([.$G$65]/[.$J$18]*[.J13])" office:value-type="float" office:value="3.571428571428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table:style-name="ce36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35" calcext:value-type="float">
            <text:p>35</text:p>
          </table:table-cell>
          <table:table-cell table:number-columns-repeated="1006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Création de sous-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31" office:value-type="date" office:date-value="2021-03-05" calcext:value-type="date">
            <text:p>05-03-2021</text:p>
          </table:table-cell>
          <table:table-cell table:style-name="ce132" office:value-type="float" office:value="10" calcext:value-type="float">
            <text:p>10</text:p>
          </table:table-cell>
          <table:table-cell table:style-name="ce35" table:formula="of:=[.$G$8] - ([.$G$8]/[.$J$18]*[.J14])" office:value-type="float" office:value="8.57142857142857" calcext:value-type="float">
            <text:p>8,57</text:p>
          </table:table-cell>
          <table:table-cell table:style-name="ce34" office:value-type="float" office:value="15" calcext:value-type="float">
            <text:p>15</text:p>
          </table:table-cell>
          <table:table-cell table:style-name="ce35" table:formula="of:=[.$G$18] - ([.$G$18]/[.$J$18]*[.J14])" office:value-type="float" office:value="9.42857142857143" calcext:value-type="float">
            <text:p>9,43</text:p>
          </table:table-cell>
          <table:table-cell office:value-type="float" office:value="8" calcext:value-type="float">
            <text:p>8</text:p>
          </table:table-cell>
          <table:table-cell table:style-name="ce35" table:formula="of:=[.$G$65] - ([.$G$65]/[.$J$18]*[.J14])" office:value-type="float" office:value="2.85714285714286" calcext:value-type="float">
            <text:p>2,86</text:p>
          </table:table-cell>
          <table:table-cell office:value-type="float" office:value="7" calcext:value-type="float">
            <text:p>7</text:p>
          </table:table-cell>
          <table:table-cell table:style-name="ce36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30" calcext:value-type="float">
            <text:p>3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0" office:value-type="string" calcext:value-type="string">
            <text:p>Ajout de tâches aux 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131" office:value-type="date" office:date-value="2021-03-06" calcext:value-type="date">
            <text:p>06-03-2021</text:p>
          </table:table-cell>
          <table:table-cell table:style-name="ce132" office:value-type="float" office:value="11" calcext:value-type="float">
            <text:p>11</text:p>
          </table:table-cell>
          <table:table-cell table:style-name="ce35" table:formula="of:=[.$G$8] - ([.$G$8]/[.$J$18]*[.J15])" office:value-type="float" office:value="6.42857142857143" calcext:value-type="float">
            <text:p>6,43</text:p>
          </table:table-cell>
          <table:table-cell table:style-name="ce34" office:value-type="float" office:value="11" calcext:value-type="float">
            <text:p>11</text:p>
          </table:table-cell>
          <table:table-cell table:style-name="ce35" table:formula="of:=[.$G$18] - ([.$G$18]/[.$J$18]*[.J15])" office:value-type="float" office:value="7.07142857142857" calcext:value-type="float">
            <text:p>7,07</text:p>
          </table:table-cell>
          <table:table-cell office:value-type="float" office:value="6" calcext:value-type="float">
            <text:p>6</text:p>
          </table:table-cell>
          <table:table-cell table:style-name="ce35" table:formula="of:=[.$G$65] - ([.$G$65]/[.$J$18]*[.J15])" office:value-type="float" office:value="2.142857142857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table:style-name="ce36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23" calcext:value-type="float">
            <text:p>23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0" office:value-type="string" calcext:value-type="string">
            <text:p>Mode édition</text:p>
          </table:table-cell>
          <table:table-cell table:style-name="ce31" office:value-type="string" calcext:value-type="string">
            <text:p>BENITEZ ALBERDI DIEGO</text:p>
          </table:table-cell>
          <table:table-cell table:style-name="ce39" office:value-type="string" calcext:value-type="string">
            <text:p>DEKEYSER Chloe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131" office:value-type="date" office:date-value="2021-03-07" calcext:value-type="date">
            <text:p>07-03-2021</text:p>
          </table:table-cell>
          <table:table-cell table:style-name="ce132" office:value-type="float" office:value="12" calcext:value-type="float">
            <text:p>12</text:p>
          </table:table-cell>
          <table:table-cell table:style-name="ce35" table:formula="of:=[.$G$8] - ([.$G$8]/[.$J$18]*[.J16])" office:value-type="float" office:value="4.28571428571429" calcext:value-type="float">
            <text:p>4,29</text:p>
          </table:table-cell>
          <table:table-cell table:style-name="ce34" office:value-type="float" office:value="8" calcext:value-type="float">
            <text:p>8</text:p>
          </table:table-cell>
          <table:table-cell table:style-name="ce35" table:formula="of:=[.$G$18] - ([.$G$18]/[.$J$18]*[.J16])" office:value-type="float" office:value="4.71428571428572" calcext:value-type="float">
            <text:p>4,71</text:p>
          </table:table-cell>
          <table:table-cell office:value-type="float" office:value="4" calcext:value-type="float">
            <text:p>4</text:p>
          </table:table-cell>
          <table:table-cell table:style-name="ce35" table:formula="of:=[.$G$65] - ([.$G$65]/[.$J$18]*[.J16])" office:value-type="float" office:value="1.42857142857143" calcext:value-type="float">
            <text:p>1,43</text:p>
          </table:table-cell>
          <table:table-cell office:value-type="float" office:value="6" calcext:value-type="float">
            <text:p>6</text:p>
          </table:table-cell>
          <table:table-cell table:style-name="ce36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18" calcext:value-type="float">
            <text:p>1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0" office:value-type="string" calcext:value-type="string">
            <text:p>Suppression de projet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31" office:value-type="date" office:date-value="2021-03-08" calcext:value-type="date">
            <text:p>08-03-2021</text:p>
          </table:table-cell>
          <table:table-cell table:style-name="ce132" office:value-type="float" office:value="13" calcext:value-type="float">
            <text:p>13</text:p>
          </table:table-cell>
          <table:table-cell table:style-name="ce35" table:formula="of:=[.$G$8] - ([.$G$8]/[.$J$18]*[.J17])" office:value-type="float" office:value="2.14285714285714" calcext:value-type="float">
            <text:p>2,14</text:p>
          </table:table-cell>
          <table:table-cell table:style-name="ce34" office:value-type="float" office:value="7" calcext:value-type="float">
            <text:p>7</text:p>
          </table:table-cell>
          <table:table-cell table:style-name="ce35" table:formula="of:=[.$G$18] - ([.$G$18]/[.$J$18]*[.J17])" office:value-type="float" office:value="2.35714285714286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style-name="ce35" table:formula="of:=[.$G$65] - ([.$G$65]/[.$J$18]*[.J17])" office:value-type="float" office:value="0.714285714285714" calcext:value-type="float">
            <text:p>0,71</text:p>
          </table:table-cell>
          <table:table-cell office:value-type="float" office:value="4" calcext:value-type="float">
            <text:p>4</text:p>
          </table:table-cell>
          <table:table-cell table:style-name="ce36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13" calcext:value-type="float">
            <text:p>1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3:.F17])" office:value-type="float" office:value="40" calcext:value-type="float">
            <text:p>40</text:p>
          </table:table-cell>
          <table:table-cell table:style-name="ce41" table:formula="of:=SUM([.G13:.G17])" office:value-type="float" office:value="33" calcext:value-type="float">
            <text:p>33</text:p>
          </table:table-cell>
          <table:table-cell/>
          <table:table-cell table:style-name="ce131" office:value-type="date" office:date-value="2021-03-09" calcext:value-type="date">
            <text:p>09-03-2021</text:p>
          </table:table-cell>
          <table:table-cell table:style-name="ce132" office:value-type="float" office:value="14" calcext:value-type="float">
            <text:p>14</text:p>
          </table:table-cell>
          <table:table-cell table:style-name="ce35" table:formula="of:=[.$G$8] - ([.$G$8]/[.$J$18]*[.J18])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5" table:formula="of:=[.$G$65] - ([.$G$65]/[.$J$18]*[.J1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36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2" calcext:value-type="float">
            <text:p>2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03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122"/>
          <table:table-cell table:number-columns-repeated="1017"/>
        </table:table-row>
        <table:table-row table:style-name="ro7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Date début/fin des tâche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Séléction de dates via interface calendrie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Date début/fin des projet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Priorité des tâches en fonction du temp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6">
          <table:table-cell table:style-name="ce44"/>
          <table:table-cell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23:.F26])" office:value-type="float" office:value="0" calcext:value-type="float">
            <text:p>0</text:p>
          </table:table-cell>
          <table:table-cell table:style-name="ce124" table:formula="of:=SUM([.G23:.G26])" office:value-type="float" office:value="15" calcext:value-type="float">
            <text:p>15</text:p>
          </table:table-cell>
          <table:table-cell table:style-name="ce45" table:number-columns-repeated="6"/>
          <table:table-cell table:number-columns-repeated="1011"/>
        </table:table-row>
        <table:table-row table:style-name="ro6">
          <table:table-cell table:style-name="ce44"/>
          <table:table-cell table:number-columns-repeated="2"/>
          <table:table-cell table:style-name="ce42" table:number-columns-repeated="4"/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6">
          <table:table-cell table:style-name="ce45"/>
          <table:table-cell/>
          <table:table-cell table:style-name="ce111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122"/>
          <table:table-cell table:style-name="ce45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Création de calendrier (graphiquement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ssocier des couleurs aux projets via le calendri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Relier les tâches aux projets par leur nom et couleu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fficher la date de début et fin d'une tâch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31:.F34])" office:value-type="float" office:value="0" calcext:value-type="float">
            <text:p>0</text:p>
          </table:table-cell>
          <table:table-cell table:style-name="ce126" table:formula="of:=SUM([.G31:.G34])" office:value-type="float" office:value="31" calcext:value-type="float">
            <text:p>3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12" calcext:value-type="float" table:number-columns-spanned="1" table:number-rows-spanned="3">
            <text:p>12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covered-table-cell table:style-name="ce108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covered-table-cell table:style-name="ce108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39:.F42])" office:value-type="float" office:value="0" calcext:value-type="float">
            <text:p>0</text:p>
          </table:table-cell>
          <table:table-cell table:style-name="ce124" table:formula="of:=SUM([.G39:.G42])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jout de collaborateurs à un projet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Collaborateurs peuvent modifier/supprimer le projet don’t ils font parti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Tâches et sous-projets sont partagée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'assigner des tâches aux collaboraateur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Tâches assignées doivent être visible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47:.F51])" office:value-type="float" office:value="0" calcext:value-type="float">
            <text:p>0</text:p>
          </table:table-cell>
          <table:table-cell table:style-name="ce126" table:formula="of:=SUM([.G47:.G51])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Exporter un fichier compressé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mporter un projet ayant été exporté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56:.F57])" office:value-type="float" office:value="0" calcext:value-type="float">
            <text:p>0</text:p>
          </table:table-cell>
          <table:table-cell table:style-name="ce124" table:formula="of:=SUM([.G56:.G57])" office:value-type="float" office:value="18" calcext:value-type="float">
            <text:p>18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2:.F64])" office:value-type="float" office:value="22" calcext:value-type="float">
            <text:p>22</text:p>
          </table:table-cell>
          <table:table-cell table:style-name="ce41" table:formula="of:=SUM([.G62:.G64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03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'espace peut être étendu grâce à l'aide de services de stockage cloud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5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69:.F73])" office:value-type="float" office:value="0" calcext:value-type="float">
            <text:p>0</text:p>
          </table:table-cell>
          <table:table-cell table:style-name="ce124" table:formula="of:=SUM([.G69:.G73])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26" table:formula="of:=SUM([.F78:.F80])" office:value-type="float" office:value="0" calcext:value-type="float">
            <text:p>0</text:p>
          </table:table-cell>
          <table:table-cell table:style-name="ce126" table:formula="of:=SUM([.G78:.G80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85:.F86])" office:value-type="float" office:value="0" calcext:value-type="float">
            <text:p>0</text:p>
          </table:table-cell>
          <table:table-cell table:style-name="ce124" table:formula="of:=SUM([.G85:.G86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91:.F93])" office:value-type="float" office:value="0" calcext:value-type="float">
            <text:p>0</text:p>
          </table:table-cell>
          <table:table-cell table:style-name="ce126" table:formula="of:=SUM([.G91:.G9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98:.F102])" office:value-type="float" office:value="0" calcext:value-type="float">
            <text:p>0</text:p>
          </table:table-cell>
          <table:table-cell table:style-name="ce124" table:formula="of:=SUM([.G98:.G102])" office:value-type="float" office:value="25" calcext:value-type="float">
            <text:p>25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8">
            <calcext:condition calcext:apply-style-name="cf17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36.925cm" svg:y="14.745cm">
            <draw:object draw:notify-on-update-of-ranges="IT2.J4:IT2.J26 IT2.Q3:IT2.Q3 IT2.Q4:IT2.Q26 IT2.R3:IT2.R3 IT2.R4:IT2.R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3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number-columns-repeated="49" table:default-cell-style-name="ce24"/>
        <table:table-column table:style-name="co9" table:number-columns-repeated="19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2" table:default-cell-style-name="Default"/>
        <table:table-row table:style-name="ro1">
          <table:table-cell table:number-columns-repeated="10"/>
          <table:table-cell table:style-name="ce15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7"/>
          <table:table-cell/>
          <table:table-cell table:style-name="ce167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57" office:value-type="string" calcext:value-type="string" table:number-columns-spanned="2" table:number-rows-spanned="1">
            <text:p>Histoire 6</text:p>
          </table:table-cell>
          <table:covered-table-cell/>
          <table:table-cell table:style-name="ce157" office:value-type="string" calcext:value-type="string" table:number-columns-spanned="2" table:number-rows-spanned="1">
            <text:p>Histoire 7</text:p>
          </table:table-cell>
          <table:covered-table-cell/>
          <table:table-cell table:style-name="ce157" office:value-type="string" calcext:value-type="string" table:number-columns-spanned="2" table:number-rows-spanned="1">
            <text:p>Histoire 9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57" office:value-type="string" calcext:value-type="string" table:number-columns-spanned="2" table:number-rows-spanned="1">
            <text:p>Jour</text:p>
          </table:table-cell>
          <table:covered-table-cell/>
          <table:table-cell table:style-name="ce60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60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60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181" office:value-type="date" office:date-value="2021-03-09" calcext:value-type="date">
            <text:p>09-03-2021</text:p>
          </table:table-cell>
          <table:table-cell table:style-name="ce182" office:value-type="float" office:value="0" calcext:value-type="float">
            <text:p>0</text:p>
          </table:table-cell>
          <table:table-cell table:style-name="ce35" table:formula="of:=[.$G$56]-([.$G$56]/[.$J$26]*[.J4])" office:value-type="float" office:value="19" calcext:value-type="float">
            <text:p>19,00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4])" office:value-type="float" office:value="8" calcext:value-type="float">
            <text:p>8,00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4])" office:value-type="float" office:value="25" calcext:value-type="float">
            <text:p>25,00</text:p>
          </table:table-cell>
          <table:table-cell office:value-type="float" office:value="20" calcext:value-type="float">
            <text:p>20</text:p>
          </table:table-cell>
          <table:table-cell table:style-name="ce36" table:formula="of:=[.K4]+[.M4]+[.O4]" office:value-type="float" office:value="52" calcext:value-type="float">
            <text:p>52,00</text:p>
          </table:table-cell>
          <table:table-cell table:formula="of:=[.L4]+[.N4]+[.P4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81" office:value-type="date" office:date-value="2021-03-10" calcext:value-type="date">
            <text:p>10-03-2021</text:p>
          </table:table-cell>
          <table:table-cell table:style-name="ce182" office:value-type="float" office:value="1" calcext:value-type="float">
            <text:p>1</text:p>
          </table:table-cell>
          <table:table-cell table:style-name="ce35" table:formula="of:=[.$G$56]-([.$G$56]/[.$J$26]*[.J5])" office:value-type="float" office:value="18.0952380952381" calcext:value-type="float">
            <text:p>18,10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5])" office:value-type="float" office:value="7.61904761904762" calcext:value-type="float">
            <text:p>7,62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5])" office:value-type="float" office:value="23.8095238095238" calcext:value-type="float">
            <text:p>23,81</text:p>
          </table:table-cell>
          <table:table-cell office:value-type="float" office:value="20" calcext:value-type="float">
            <text:p>20</text:p>
          </table:table-cell>
          <table:table-cell table:style-name="ce36" table:formula="of:=[.K5]+[.M5]+[.O5]" office:value-type="float" office:value="49.5238095238095" calcext:value-type="float">
            <text:p>49,52</text:p>
          </table:table-cell>
          <table:table-cell table:formula="of:=[.L5]+[.N5]+[.P5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181" office:value-type="date" office:date-value="2021-03-11" calcext:value-type="date">
            <text:p>11-03-2021</text:p>
          </table:table-cell>
          <table:table-cell table:style-name="ce182" office:value-type="float" office:value="2" calcext:value-type="float">
            <text:p>2</text:p>
          </table:table-cell>
          <table:table-cell table:style-name="ce35" table:formula="of:=[.$G$56]-([.$G$56]/[.$J$26]*[.J6])" office:value-type="float" office:value="17.1904761904762" calcext:value-type="float">
            <text:p>17,19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6])" office:value-type="float" office:value="7.23809523809524" calcext:value-type="float">
            <text:p>7,24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6])" office:value-type="float" office:value="22.6190476190476" calcext:value-type="float">
            <text:p>22,62</text:p>
          </table:table-cell>
          <table:table-cell office:value-type="float" office:value="20" calcext:value-type="float">
            <text:p>20</text:p>
          </table:table-cell>
          <table:table-cell table:style-name="ce36" table:formula="of:=[.K6]+[.M6]+[.O6]" office:value-type="float" office:value="47.0476190476191" calcext:value-type="float">
            <text:p>47,05</text:p>
          </table:table-cell>
          <table:table-cell table:formula="of:=[.L6]+[.N6]+[.P6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81" office:value-type="date" office:date-value="2021-03-12" calcext:value-type="date">
            <text:p>12-03-2021</text:p>
          </table:table-cell>
          <table:table-cell table:style-name="ce182" office:value-type="float" office:value="3" calcext:value-type="float">
            <text:p>3</text:p>
          </table:table-cell>
          <table:table-cell table:style-name="ce35" table:formula="of:=[.$G$56]-([.$G$56]/[.$J$26]*[.J7])" office:value-type="float" office:value="16.2857142857143" calcext:value-type="float">
            <text:p>16,29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7])" office:value-type="float" office:value="6.85714285714286" calcext:value-type="float">
            <text:p>6,86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7])" office:value-type="float" office:value="21.4285714285714" calcext:value-type="float">
            <text:p>21,43</text:p>
          </table:table-cell>
          <table:table-cell office:value-type="float" office:value="20" calcext:value-type="float">
            <text:p>20</text:p>
          </table:table-cell>
          <table:table-cell table:style-name="ce36" table:formula="of:=[.K7]+[.M7]+[.O7]" office:value-type="float" office:value="44.5714285714286" calcext:value-type="float">
            <text:p>44,57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167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181" office:value-type="date" office:date-value="2021-03-13" calcext:value-type="date">
            <text:p>13-03-2021</text:p>
          </table:table-cell>
          <table:table-cell table:style-name="ce182" office:value-type="float" office:value="4" calcext:value-type="float">
            <text:p>4</text:p>
          </table:table-cell>
          <table:table-cell table:style-name="ce35" table:formula="of:=[.$G$56]-([.$G$56]/[.$J$26]*[.J8])" office:value-type="float" office:value="15.3809523809524" calcext:value-type="float">
            <text:p>15,38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8])" office:value-type="float" office:value="6.47619047619048" calcext:value-type="float">
            <text:p>6,48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8])" office:value-type="float" office:value="20.2380952380952" calcext:value-type="float">
            <text:p>20,24</text:p>
          </table:table-cell>
          <table:table-cell office:value-type="float" office:value="20" calcext:value-type="float">
            <text:p>20</text:p>
          </table:table-cell>
          <table:table-cell table:style-name="ce36" table:formula="of:=[.K8]+[.M8]+[.O8]" office:value-type="float" office:value="42.0952380952381" calcext:value-type="float">
            <text:p>42,10</text:p>
          </table:table-cell>
          <table:table-cell table:formula="of:=[.L8]+[.N8]+[.P8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81" office:value-type="date" office:date-value="2021-03-14" calcext:value-type="date">
            <text:p>14-03-2021</text:p>
          </table:table-cell>
          <table:table-cell table:style-name="ce182" office:value-type="float" office:value="5" calcext:value-type="float">
            <text:p>5</text:p>
          </table:table-cell>
          <table:table-cell table:style-name="ce35" table:formula="of:=[.$G$56]-([.$G$56]/[.$J$26]*[.J9])" office:value-type="float" office:value="14.4761904761905" calcext:value-type="float">
            <text:p>14,48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9])" office:value-type="float" office:value="6.0952380952381" calcext:value-type="float">
            <text:p>6,10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9])" office:value-type="float" office:value="19.047619047619" calcext:value-type="float">
            <text:p>19,05</text:p>
          </table:table-cell>
          <table:table-cell office:value-type="float" office:value="20" calcext:value-type="float">
            <text:p>20</text:p>
          </table:table-cell>
          <table:table-cell table:style-name="ce36" table:formula="of:=[.K9]+[.M9]+[.O9]" office:value-type="float" office:value="39.6190476190476" calcext:value-type="float">
            <text:p>39,62</text:p>
          </table:table-cell>
          <table:table-cell table:formula="of:=[.L9]+[.N9]+[.P9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81" office:value-type="date" office:date-value="2021-03-15" calcext:value-type="date">
            <text:p>15-03-2021</text:p>
          </table:table-cell>
          <table:table-cell table:style-name="ce182" office:value-type="float" office:value="6" calcext:value-type="float">
            <text:p>6</text:p>
          </table:table-cell>
          <table:table-cell table:style-name="ce35" table:formula="of:=[.$G$56]-([.$G$56]/[.$J$26]*[.J10])" office:value-type="float" office:value="13.5714285714286" calcext:value-type="float">
            <text:p>13,57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0])" office:value-type="float" office:value="5.71428571428571" calcext:value-type="float">
            <text:p>5,71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10])" office:value-type="float" office:value="17.8571428571429" calcext:value-type="float">
            <text:p>17,86</text:p>
          </table:table-cell>
          <table:table-cell office:value-type="float" office:value="20" calcext:value-type="float">
            <text:p>20</text:p>
          </table:table-cell>
          <table:table-cell table:style-name="ce36" table:formula="of:=[.K10]+[.M10]+[.O10]" office:value-type="float" office:value="37.1428571428572" calcext:value-type="float">
            <text:p>37,14</text:p>
          </table:table-cell>
          <table:table-cell table:formula="of:=[.L10]+[.N10]+[.P10]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37"/>
          <table:table-cell/>
          <table:table-cell table:style-name="ce170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181" office:value-type="date" office:date-value="2021-03-16" calcext:value-type="date">
            <text:p>16-03-2021</text:p>
          </table:table-cell>
          <table:table-cell table:style-name="ce182" office:value-type="float" office:value="7" calcext:value-type="float">
            <text:p>7</text:p>
          </table:table-cell>
          <table:table-cell table:style-name="ce35" table:formula="of:=[.$G$56]-([.$G$56]/[.$J$26]*[.J11])" office:value-type="float" office:value="12.6666666666667" calcext:value-type="float">
            <text:p>12,67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1])" office:value-type="float" office:value="5.33333333333333" calcext:value-type="float">
            <text:p>5,33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11])" office:value-type="float" office:value="16.66666666666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table:style-name="ce36" table:formula="of:=[.K11]+[.M11]+[.O11]" office:value-type="float" office:value="34.6666666666667" calcext:value-type="float">
            <text:p>34,67</text:p>
          </table:table-cell>
          <table:table-cell table:formula="of:=[.L11]+[.N11]+[.P11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81" office:value-type="date" office:date-value="2021-03-17" calcext:value-type="date">
            <text:p>17-03-2021</text:p>
          </table:table-cell>
          <table:table-cell table:style-name="ce182" office:value-type="float" office:value="8" calcext:value-type="float">
            <text:p>8</text:p>
          </table:table-cell>
          <table:table-cell table:style-name="ce35" table:formula="of:=[.$G$56]-([.$G$56]/[.$J$26]*[.J12])" office:value-type="float" office:value="11.7619047619048" calcext:value-type="float">
            <text:p>11,76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2])" office:value-type="float" office:value="4.95238095238095" calcext:value-type="float">
            <text:p>4,95</text:p>
          </table:table-cell>
          <table:table-cell table:style-name="ce34" office:value-type="float" office:value="17" calcext:value-type="float">
            <text:p>17</text:p>
          </table:table-cell>
          <table:table-cell table:formula="of:=[.$G$80]-([.$G$80]/[.$J$26]*[.J12])" office:value-type="float" office:value="15.4761904761905" calcext:value-type="float">
            <text:p>15,48</text:p>
          </table:table-cell>
          <table:table-cell office:value-type="float" office:value="20" calcext:value-type="float">
            <text:p>20</text:p>
          </table:table-cell>
          <table:table-cell table:style-name="ce36" table:formula="of:=[.K12]+[.M12]+[.O12]" office:value-type="float" office:value="32.1904761904762" calcext:value-type="float">
            <text:p>32,19</text:p>
          </table:table-cell>
          <table:table-cell table:formula="of:=[.L12]+[.N12]+[.P12]" office:value-type="float" office:value="56" calcext:value-type="float">
            <text:p>5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/>
          <table:table-cell table:style-name="ce181" office:value-type="date" office:date-value="2021-03-18" calcext:value-type="date">
            <text:p>18-03-2021</text:p>
          </table:table-cell>
          <table:table-cell table:style-name="ce182" office:value-type="float" office:value="9" calcext:value-type="float">
            <text:p>9</text:p>
          </table:table-cell>
          <table:table-cell table:style-name="ce35" table:formula="of:=[.$G$56]-([.$G$56]/[.$J$26]*[.J13])" office:value-type="float" office:value="10.8571428571429" calcext:value-type="float">
            <text:p>10,86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3])" office:value-type="float" office:value="4.57142857142857" calcext:value-type="float">
            <text:p>4,57</text:p>
          </table:table-cell>
          <table:table-cell table:style-name="ce34" office:value-type="float" office:value="17" calcext:value-type="float">
            <text:p>17</text:p>
          </table:table-cell>
          <table:table-cell table:formula="of:=[.$G$80]-([.$G$80]/[.$J$26]*[.J13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36" table:formula="of:=[.K13]+[.M13]+[.O13]" office:value-type="float" office:value="29.7142857142858" calcext:value-type="float">
            <text:p>29,71</text:p>
          </table:table-cell>
          <table:table-cell table:formula="of:=[.L13]+[.N13]+[.P13]" office:value-type="float" office:value="53" calcext:value-type="float">
            <text:p>53</text:p>
          </table:table-cell>
          <table:table-cell table:number-columns-repeated="1006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81" office:value-type="date" office:date-value="2021-03-19" calcext:value-type="date">
            <text:p>19-03-2021</text:p>
          </table:table-cell>
          <table:table-cell table:style-name="ce182" office:value-type="float" office:value="10" calcext:value-type="float">
            <text:p>10</text:p>
          </table:table-cell>
          <table:table-cell table:style-name="ce35" table:formula="of:=[.$G$56]-([.$G$56]/[.$J$26]*[.J14])" office:value-type="float" office:value="9.95238095238095" calcext:value-type="float">
            <text:p>9,95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4])" office:value-type="float" office:value="4.19047619047619" calcext:value-type="float">
            <text:p>4,19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4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36" table:formula="of:=[.K14]+[.M14]+[.O14]" office:value-type="float" office:value="27.2380952380952" calcext:value-type="float">
            <text:p>27,24</text:p>
          </table:table-cell>
          <table:table-cell table:formula="of:=[.L14]+[.N14]+[.P14]" office:value-type="float" office:value="50" calcext:value-type="float">
            <text:p>5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181" office:value-type="date" office:date-value="2021-03-20" calcext:value-type="date">
            <text:p>20-03-2021</text:p>
          </table:table-cell>
          <table:table-cell table:style-name="ce182" office:value-type="float" office:value="11" calcext:value-type="float">
            <text:p>11</text:p>
          </table:table-cell>
          <table:table-cell table:style-name="ce35" table:formula="of:=[.$G$56]-([.$G$56]/[.$J$26]*[.J15])" office:value-type="float" office:value="9.04761904761905" calcext:value-type="float">
            <text:p>9,05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5])" office:value-type="float" office:value="3.80952380952381" calcext:value-type="float">
            <text:p>3,81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5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36" table:formula="of:=[.K15]+[.M15]+[.O15]" office:value-type="float" office:value="24.7619047619048" calcext:value-type="float">
            <text:p>24,76</text:p>
          </table:table-cell>
          <table:table-cell table:formula="of:=[.L15]+[.N15]+[.P15]" office:value-type="float" office:value="48" calcext:value-type="float">
            <text:p>48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/>
          <table:table-cell table:style-name="ce181" office:value-type="date" office:date-value="2021-03-21" calcext:value-type="date">
            <text:p>21-03-2021</text:p>
          </table:table-cell>
          <table:table-cell table:style-name="ce182" office:value-type="float" office:value="12" calcext:value-type="float">
            <text:p>12</text:p>
          </table:table-cell>
          <table:table-cell table:style-name="ce35" table:formula="of:=[.$G$56]-([.$G$56]/[.$J$26]*[.J16])" office:value-type="float" office:value="8.14285714285714" calcext:value-type="float">
            <text:p>8,14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6])" office:value-type="float" office:value="3.42857142857143" calcext:value-type="float">
            <text:p>3,43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6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36" table:formula="of:=[.K16]+[.M16]+[.O16]" office:value-type="float" office:value="22.2857142857143" calcext:value-type="float">
            <text:p>22,29</text:p>
          </table:table-cell>
          <table:table-cell table:formula="of:=[.L16]+[.N16]+[.P16]" office:value-type="float" office:value="46" calcext:value-type="float">
            <text:p>46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81"/>
          <table:table-cell table:style-name="ce182"/>
          <table:table-cell table:style-name="ce35"/>
          <table:table-cell table:style-name="ce34"/>
          <table:table-cell table:style-name="ce35"/>
          <table:table-cell table:style-name="ce34"/>
          <table:table-cell table:number-columns-repeated="2"/>
          <table:table-cell table:style-name="ce36"/>
          <table:table-cell table:number-columns-repeated="1007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181" office:value-type="date" office:date-value="2021-03-22" calcext:value-type="date">
            <text:p>22-03-2021</text:p>
          </table:table-cell>
          <table:table-cell table:style-name="ce182" office:value-type="float" office:value="13" calcext:value-type="float">
            <text:p>13</text:p>
          </table:table-cell>
          <table:table-cell table:style-name="ce35" table:formula="of:=[.$G$56]-([.$G$56]/[.$J$26]*[.J18])" office:value-type="float" office:value="7.23809523809524" calcext:value-type="float">
            <text:p>7,24</text:p>
          </table:table-cell>
          <table:table-cell table:style-name="ce34" office:value-type="float" office:value="16" calcext:value-type="float">
            <text:p>16</text:p>
          </table:table-cell>
          <table:table-cell table:style-name="ce35" table:formula="of:=[.$G$62]-([.$G$62]/[.$J$26]*[.J18])" office:value-type="float" office:value="3.04761904761905" calcext:value-type="float">
            <text:p>3,05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36" table:formula="of:=[.K18]+[.M18]+[.O18]" office:value-type="float" office:value="19.8095238095238" calcext:value-type="float">
            <text:p>19,81</text:p>
          </table:table-cell>
          <table:table-cell table:formula="of:=[.L18]+[.N18]+[.P18]" office:value-type="float" office:value="43" calcext:value-type="float">
            <text:p>4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/>
          <table:table-cell table:style-name="ce181" office:value-type="date" office:date-value="2021-03-23" calcext:value-type="date">
            <text:p>23-03-2021</text:p>
          </table:table-cell>
          <table:table-cell table:style-name="ce182" office:value-type="float" office:value="14" calcext:value-type="float">
            <text:p>14</text:p>
          </table:table-cell>
          <table:table-cell table:style-name="ce35" table:formula="of:=[.$G$56]-([.$G$56]/[.$J$26]*[.J19])" office:value-type="float" office:value="6.33333333333333" calcext:value-type="float">
            <text:p>6,33</text:p>
          </table:table-cell>
          <table:table-cell table:style-name="ce34" office:value-type="float" office:value="12.5" calcext:value-type="float">
            <text:p>12,5</text:p>
          </table:table-cell>
          <table:table-cell table:style-name="ce35" table:formula="of:=[.$G$62]-([.$G$62]/[.$J$26]*[.J19])" office:value-type="float" office:value="2.66666666666667" calcext:value-type="float">
            <text:p>2,67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36" table:formula="of:=[.K19]+[.M19]+[.O19]" office:value-type="float" office:value="17.3333333333333" calcext:value-type="float">
            <text:p>17,33</text:p>
          </table:table-cell>
          <table:table-cell table:formula="of:=[.L19]+[.N19]+[.P19]" office:value-type="float" office:value="37.5" calcext:value-type="float">
            <text:p>37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81" office:value-type="date" office:date-value="2021-03-24" calcext:value-type="date">
            <text:p>24-03-2021</text:p>
          </table:table-cell>
          <table:table-cell table:style-name="ce182" office:value-type="float" office:value="15" calcext:value-type="float">
            <text:p>15</text:p>
          </table:table-cell>
          <table:table-cell table:style-name="ce35" table:formula="of:=[.$G$56]-([.$G$56]/[.$J$26]*[.J20])" office:value-type="float" office:value="5.42857142857143" calcext:value-type="float">
            <text:p>5,43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0])" office:value-type="float" office:value="2.28571428571429" calcext:value-type="float">
            <text:p>2,29</text:p>
          </table:table-cell>
          <table:table-cell table:style-name="ce34" office:value-type="float" office:value="11" calcext:value-type="float">
            <text:p>11</text:p>
          </table:table-cell>
          <table:table-cell table:formula="of:=[.$G$80]-([.$G$80]/[.$J$26]*[.J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36" table:formula="of:=[.K20]+[.M20]+[.O20]" office:value-type="float" office:value="14.8571428571429" calcext:value-type="float">
            <text:p>14,86</text:p>
          </table:table-cell>
          <table:table-cell table:formula="of:=[.L20]+[.N20]+[.P20]" office:value-type="float" office:value="28.5" calcext:value-type="float">
            <text:p>28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81" office:value-type="date" office:date-value="2021-03-25" calcext:value-type="date">
            <text:p>25-03-2021</text:p>
          </table:table-cell>
          <table:table-cell table:style-name="ce182" office:value-type="float" office:value="16" calcext:value-type="float">
            <text:p>16</text:p>
          </table:table-cell>
          <table:table-cell table:style-name="ce35" table:formula="of:=[.$G$56]-([.$G$56]/[.$J$26]*[.J21])" office:value-type="float" office:value="4.52380952380952" calcext:value-type="float">
            <text:p>4,52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1])" office:value-type="float" office:value="1.90476190476191" calcext:value-type="float">
            <text:p>1,90</text:p>
          </table:table-cell>
          <table:table-cell table:style-name="ce34" office:value-type="float" office:value="9" calcext:value-type="float">
            <text:p>9</text:p>
          </table:table-cell>
          <table:table-cell table:formula="of:=[.$G$80]-([.$G$80]/[.$J$26]*[.J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36" table:formula="of:=[.K21]+[.M21]+[.O21]" office:value-type="float" office:value="12.3809523809524" calcext:value-type="float">
            <text:p>12,38</text:p>
          </table:table-cell>
          <table:table-cell table:formula="of:=[.L21]+[.N21]+[.P21]" office:value-type="float" office:value="26.5" calcext:value-type="float">
            <text:p>26,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122"/>
          <table:table-cell/>
          <table:table-cell table:style-name="ce181" office:value-type="date" office:date-value="2021-03-26" calcext:value-type="date">
            <text:p>26-03-2021</text:p>
          </table:table-cell>
          <table:table-cell table:style-name="ce182" office:value-type="float" office:value="17" calcext:value-type="float">
            <text:p>17</text:p>
          </table:table-cell>
          <table:table-cell table:style-name="ce35" table:formula="of:=[.$G$56]-([.$G$56]/[.$J$26]*[.J22])" office:value-type="float" office:value="3.61904761904762" calcext:value-type="float">
            <text:p>3,62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2])" office:value-type="float" office:value="1.52380952380952" calcext:value-type="float">
            <text:p>1,52</text:p>
          </table:table-cell>
          <table:table-cell table:style-name="ce34" office:value-type="float" office:value="5.5" calcext:value-type="float">
            <text:p>5,5</text:p>
          </table:table-cell>
          <table:table-cell table:formula="of:=[.$G$80]-([.$G$80]/[.$J$26]*[.J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36" table:formula="of:=[.K22]+[.M22]+[.O22]" office:value-type="float" office:value="9.90476190476191" calcext:value-type="float">
            <text:p>9,90</text:p>
          </table:table-cell>
          <table:table-cell table:formula="of:=[.L22]+[.N22]+[.P22]" office:value-type="float" office:value="19" calcext:value-type="float">
            <text:p>19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/>
          <table:table-cell table:style-name="ce181" office:value-type="date" office:date-value="2021-03-27" calcext:value-type="date">
            <text:p>27-03-2021</text:p>
          </table:table-cell>
          <table:table-cell table:style-name="ce182" office:value-type="float" office:value="18" calcext:value-type="float">
            <text:p>18</text:p>
          </table:table-cell>
          <table:table-cell table:style-name="ce35" table:formula="of:=[.$G$56]-([.$G$56]/[.$J$26]*[.J23])" office:value-type="float" office:value="2.71428571428572" calcext:value-type="float">
            <text:p>2,71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3])" office:value-type="float" office:value="1.14285714285714" calcext:value-type="float">
            <text:p>1,14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36" table:formula="of:=[.K23]+[.M23]+[.O23]" office:value-type="float" office:value="7.42857142857144" calcext:value-type="float">
            <text:p>7,43</text:p>
          </table:table-cell>
          <table:table-cell table:formula="of:=[.L23]+[.N23]+[.P23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Date début/fin des tâche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44"/>
          <table:table-cell table:style-name="ce181" office:value-type="date" office:date-value="2021-03-28" calcext:value-type="date">
            <text:p>28-03-2021</text:p>
          </table:table-cell>
          <table:table-cell table:style-name="ce182" office:value-type="float" office:value="19" calcext:value-type="float">
            <text:p>19</text:p>
          </table:table-cell>
          <table:table-cell table:style-name="ce35" table:formula="of:=[.$G$56]-([.$G$56]/[.$J$26]*[.J24])" office:value-type="float" office:value="1.80952380952381" calcext:value-type="float">
            <text:p>1,81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4])" office:value-type="float" office:value="0.761904761904763" calcext:value-type="float">
            <text:p>0,76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36" table:formula="of:=[.K24]+[.M24]+[.O24]" office:value-type="float" office:value="4.95238095238095" calcext:value-type="float">
            <text:p>4,95</text:p>
          </table:table-cell>
          <table:table-cell table:formula="of:=[.L24]+[.N24]+[.P24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Séléction de dates via interface calendrie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43"/>
          <table:table-cell table:style-name="ce181" office:value-type="date" office:date-value="2021-03-29" calcext:value-type="date">
            <text:p>29-03-2021</text:p>
          </table:table-cell>
          <table:table-cell table:style-name="ce182" office:value-type="float" office:value="20" calcext:value-type="float">
            <text:p>20</text:p>
          </table:table-cell>
          <table:table-cell table:style-name="ce35" table:formula="of:=[.$G$56]-([.$G$56]/[.$J$26]*[.J25])" office:value-type="float" office:value="0.904761904761905" calcext:value-type="float">
            <text:p>0,90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5])" office:value-type="float" office:value="0.380952380952381" calcext:value-type="float">
            <text:p>0,38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36" table:formula="of:=[.K25]+[.M25]+[.O25]" office:value-type="float" office:value="2.47619047619048" calcext:value-type="float">
            <text:p>2,48</text:p>
          </table:table-cell>
          <table:table-cell table:formula="of:=[.L25]+[.N25]+[.P25]" office:value-type="float" office:value="5.5" calcext:value-type="float">
            <text:p>5,5</text:p>
          </table:table-cell>
          <table:table-cell table:number-columns-repeated="1006"/>
        </table:table-row>
        <table:table-row table:style-name="ro6">
          <table:table-cell table:style-name="ce44"/>
          <table:table-cell/>
          <table:table-cell table:style-name="ce105" office:value-type="string" calcext:value-type="string">
            <text:p>Date début/fin des projet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45"/>
          <table:table-cell table:style-name="ce181" office:value-type="date" office:date-value="2021-03-30" calcext:value-type="date">
            <text:p>30-03-2021</text:p>
          </table:table-cell>
          <table:table-cell table:style-name="ce182" office:value-type="float" office:value="21" calcext:value-type="float">
            <text:p>21</text:p>
          </table:table-cell>
          <table:table-cell table:style-name="ce35" table:formula="of:=[.$G$56]-([.$G$56]/[.$J$26]*[.J26])" office:value-type="float" office:value="0" calcext:value-type="float">
            <text:p>0,00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6])" office:value-type="float" office:value="0" calcext:value-type="float">
            <text:p>0,00</text:p>
          </table:table-cell>
          <table:table-cell table:style-name="ce34" office:value-type="float" office:value="-4" calcext:value-type="float">
            <text:p>-4</text:p>
          </table:table-cell>
          <table:table-cell table:formula="of:=[.$G$80]-([.$G$80]/[.$J$26]*[.J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6" table:formula="of:=[.K26]+[.M26]+[.O26]" office:value-type="float" office:value="0" calcext:value-type="float">
            <text:p>0,00</text:p>
          </table:table-cell>
          <table:table-cell table:formula="of:=[.L26]+[.N26]+[.P26]" office:value-type="float" office:value="4.5" calcext:value-type="float">
            <text:p>4,5</text:p>
          </table:table-cell>
          <table:table-cell table:number-columns-repeated="1006"/>
        </table:table-row>
        <table:table-row table:style-name="ro6">
          <table:table-cell table:style-name="ce44"/>
          <table:table-cell/>
          <table:table-cell table:style-name="ce105" office:value-type="string" calcext:value-type="string">
            <text:p>Priorité des tâches en fonction du temp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6" calcext:value-type="float">
            <text:p>6</text:p>
          </table:table-cell>
          <table:table-cell table:style-name="ce46" table:number-columns-repeated="3"/>
          <table:table-cell table:style-name="ce61"/>
          <table:table-cell table:style-name="ce46"/>
          <table:table-cell table:style-name="ce62"/>
          <table:table-cell table:number-columns-repeated="1011"/>
        </table:table-row>
        <table:table-row table:style-name="ro6">
          <table:table-cell table:style-name="ce45"/>
          <table:table-cell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24:.F27])" office:value-type="float" office:value="0" calcext:value-type="float">
            <text:p>0</text:p>
          </table:table-cell>
          <table:table-cell table:style-name="ce124" table:formula="of:=SUM([.G24:.G27])" office:value-type="float" office:value="19" calcext:value-type="float">
            <text:p>19</text:p>
          </table:table-cell>
          <table:table-cell table:style-name="ce45" table:number-columns-repeated="3"/>
          <table:table-cell table:style-name="ce62"/>
          <table:table-cell table:style-name="ce45"/>
          <table:table-cell table:style-name="ce62"/>
          <table:table-cell table:number-columns-repeated="1011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Création de calendrier (graphiquement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ssocier des couleurs aux projets via le calendri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Relier les tâches aux projets par leur nom et couleu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fficher la date de début et fin d'une tâch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enser à tout type d’utilisateur 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Types d’affichage (mois, semaine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32:.F37])" office:value-type="float" office:value="0" calcext:value-type="float">
            <text:p>0</text:p>
          </table:table-cell>
          <table:table-cell table:style-name="ce126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3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Ajout de collaborateurs à un projet</text:p>
          </table:table-cell>
          <table:table-cell table:style-name="ce31" office:value-type="string" calcext:value-type="string">
            <text:p>Chloé</text:p>
          </table:table-cell>
          <table:table-cell table:style-name="ce39" office:value-type="string" calcext:value-type="string">
            <text:p>Luc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Collaborateurs peuvent modifier/supprimer le projet don’t ils font partie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Tâches et sous-projets sont partagée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assigner des tâches aux collaboraateur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Tâches assignées doivent être visible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64" table:number-columns-repeated="2"/>
          <table:table-cell table:style-name="ce30" office:value-type="string" calcext:value-type="string">
            <text:p>Lier les rappels avec les collaborateur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0:.F54])" office:value-type="float" office:value="14" calcext:value-type="float">
            <text:p>14</text:p>
          </table:table-cell>
          <table:table-cell table:style-name="ce41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un fichier compressé</text:p>
          </table:table-cell>
          <table:table-cell table:style-name="ce31" office:value-type="string" calcext:value-type="string">
            <text:p>HODAIBI Yassine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0" office:value-type="string" calcext:value-type="string">
            <text:p>Importer un projet ayant été exporté</text:p>
          </table:table-cell>
          <table:table-cell table:style-name="ce31" office:value-type="string" calcext:value-type="string">
            <text:p>DEBILDE Jean-Jacques</text:p>
          </table:table-cell>
          <table:table-cell table:style-name="ce31" office:value-type="string" calcext:value-type="string">
            <text:p>HODAIBI Yassine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1])" office:value-type="float" office:value="24" calcext:value-type="float">
            <text:p>24</text:p>
          </table:table-cell>
          <table:table-cell table:style-name="ce38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9" calcext:value-type="float">
            <text:p>9</text:p>
          </table:table-cell>
          <table:table-cell table:style-name="ce41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Elements de l'inteface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3" calcext:value-type="float">
            <text:p>3</text:p>
          </table:table-cell>
          <table:table-cell table:style-name="ce29"/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Chaque utilisateur dispose d'une quantité d'espace disque définie par l'administrateur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L'espace peut être étendu grâce à l'aide de services de stockage cloud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exporter ses projets vers le service web désiré ainsi qu'importer des fichiers de celui-ci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1" office:value-type="string" calcext:value-type="string">
            <text:p>/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Gestion d'erreurs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signaler si un fichier déjà présent dans le système est en train d'être téléchargé par l'utilisateur.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26">
            <calcext:condition calcext:apply-style-name="cf17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Chart 1" draw:style-name="gr1" svg:width="15.999cm" svg:height="8.999cm" svg:x="42.241cm" svg:y="12.286cm">
            <draw:object draw:notify-on-update-of-ranges="IT3.J4:IT3.J26 IT3.S3:IT3.S3 IT3.S4:IT3.S26 IT3.T3:IT3.T3 IT3.T4:IT3.T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column table:style-name="co9" table:number-columns-repeated="19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2" table:default-cell-style-name="Default"/>
        <table:table-row table:style-name="ro1">
          <table:table-cell table:number-columns-repeated="10"/>
          <table:table-cell table:style-name="ce15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7"/>
          <table:table-cell/>
          <table:table-cell table:style-name="ce167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57" office:value-type="string" calcext:value-type="string" table:number-columns-spanned="2" table:number-rows-spanned="1">
            <text:p>Histoire 3</text:p>
          </table:table-cell>
          <table:covered-table-cell/>
          <table:table-cell table:style-name="ce157" office:value-type="string" calcext:value-type="string" table:number-columns-spanned="2" table:number-rows-spanned="1">
            <text:p>Histoire 4</text:p>
          </table:table-cell>
          <table:covered-table-cell/>
          <table:table-cell table:style-name="ce157" office:value-type="string" calcext:value-type="string" table:number-columns-spanned="2" table:number-rows-spanned="1">
            <text:p>Histoire 8</text:p>
          </table:table-cell>
          <table:covered-table-cell/>
          <table:table-cell table:style-name="ce157" office:value-type="string" calcext:value-type="string" table:number-columns-spanned="2" table:number-rows-spanned="1">
            <text:p>Histoire 9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57" office:value-type="string" calcext:value-type="string" table:number-columns-spanned="2" table:number-rows-spanned="1">
            <text:p>Jour</text:p>
          </table:table-cell>
          <table:covered-table-cell/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191" office:value-type="date" office:date-value="2018-03-06" calcext:value-type="date">
            <text:p>06-03-2018</text:p>
          </table:table-cell>
          <table:table-cell table:style-name="ce192" office:value-type="float" office:value="0" calcext:value-type="float">
            <text:p>0</text:p>
          </table:table-cell>
          <table:table-cell table:style-name="ce34" table:formula="of:=[.$G$28]-([.$G$28]/[.$J$19]*[.J4])" office:value-type="float" office:value="19" calcext:value-type="float">
            <text:p>19</text:p>
          </table:table-cell>
          <table:table-cell table:style-name="ce193" office:value-type="float" office:value="19" calcext:value-type="float">
            <text:p>19</text:p>
          </table:table-cell>
          <table:table-cell table:formula="of:=[.$G$38]-([.$G$38]/[.$J$19]*[.J4])" office:value-type="float" office:value="35" calcext:value-type="float">
            <text:p>35</text:p>
          </table:table-cell>
          <table:table-cell table:style-name="ce194" office:value-type="float" office:value="35" calcext:value-type="float">
            <text:p>35</text:p>
          </table:table-cell>
          <table:table-cell table:formula="of:=[.$G$69]-([.$G$69]/[.$J$19]*[.J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$G$80]-([.$G$80]/[.$J$19]*[.J4])" office:value-type="float" office:value="25" calcext:value-type="float">
            <text:p>25</text:p>
          </table:table-cell>
          <table:table-cell table:style-name="ce194" office:value-type="float" office:value="25" calcext:value-type="float">
            <text:p>25</text:p>
          </table:table-cell>
          <table:table-cell table:formula="of:=[.K4]+[.M4]+[.O4]+[.Q4]" office:value-type="float" office:value="89" calcext:value-type="float">
            <text:p>89</text:p>
          </table:table-cell>
          <table:table-cell table:formula="of:=[.L4]+[.N4]+[.P4]+[.R4]" office:value-type="float" office:value="89" calcext:value-type="float">
            <text:p>89</text:p>
          </table:table-cell>
          <table:table-cell table:number-columns-repeated="1004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91" office:value-type="date" office:date-value="2018-03-07" calcext:value-type="date">
            <text:p>07-03-2018</text:p>
          </table:table-cell>
          <table:table-cell table:style-name="ce192" office:value-type="float" office:value="1" calcext:value-type="float">
            <text:p>1</text:p>
          </table:table-cell>
          <table:table-cell table:style-name="ce34" table:formula="of:=[.$G$28]-([.$G$28]/[.$J$19]*[.J5])" office:value-type="float" office:value="17.6428571428571" calcext:value-type="float">
            <text:p>17,6428571428571</text:p>
          </table:table-cell>
          <table:table-cell table:style-name="ce193"/>
          <table:table-cell table:formula="of:=[.$G$38]-([.$G$38]/[.$J$19]*[.J5])" office:value-type="float" office:value="32.5" calcext:value-type="float">
            <text:p>32,5</text:p>
          </table:table-cell>
          <table:table-cell table:style-name="ce194"/>
          <table:table-cell table:formula="of:=[.$G$69]-([.$G$69]/[.$J$19]*[.J5])" office:value-type="float" office:value="9.28571428571429" calcext:value-type="float">
            <text:p>9,28571428571429</text:p>
          </table:table-cell>
          <table:table-cell office:value-type="float" office:value="7" calcext:value-type="float">
            <text:p>7</text:p>
          </table:table-cell>
          <table:table-cell table:formula="of:=[.$G$80]-([.$G$80]/[.$J$19]*[.J5])" office:value-type="float" office:value="23.2142857142857" calcext:value-type="float">
            <text:p>23,2142857142857</text:p>
          </table:table-cell>
          <table:table-cell table:style-name="ce194"/>
          <table:table-cell table:formula="of:=[.K5]+[.M5]+[.O5]+[.Q5]" office:value-type="float" office:value="82.6428571428571" calcext:value-type="float">
            <text:p>82,6428571428571</text:p>
          </table:table-cell>
          <table:table-cell table:formula="of:=[.L5]+[.N5]+[.P5]+[.R5]" office:value-type="float" office:value="7" calcext:value-type="float">
            <text:p>7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191" office:value-type="date" office:date-value="2018-03-08" calcext:value-type="date">
            <text:p>08-03-2018</text:p>
          </table:table-cell>
          <table:table-cell table:style-name="ce192" office:value-type="float" office:value="2" calcext:value-type="float">
            <text:p>2</text:p>
          </table:table-cell>
          <table:table-cell table:style-name="ce34" table:formula="of:=[.$G$28]-([.$G$28]/[.$J$19]*[.J6])" office:value-type="float" office:value="16.2857142857143" calcext:value-type="float">
            <text:p>16,2857142857143</text:p>
          </table:table-cell>
          <table:table-cell table:style-name="ce193"/>
          <table:table-cell table:formula="of:=[.$G$38]-([.$G$38]/[.$J$19]*[.J6])" office:value-type="float" office:value="30" calcext:value-type="float">
            <text:p>30</text:p>
          </table:table-cell>
          <table:table-cell table:style-name="ce194"/>
          <table:table-cell table:formula="of:=[.$G$69]-([.$G$69]/[.$J$19]*[.J6])" office:value-type="float" office:value="8.57142857142857" calcext:value-type="float">
            <text:p>8,57142857142857</text:p>
          </table:table-cell>
          <table:table-cell office:value-type="float" office:value="4" calcext:value-type="float">
            <text:p>4</text:p>
          </table:table-cell>
          <table:table-cell table:formula="of:=[.$G$80]-([.$G$80]/[.$J$19]*[.J6])" office:value-type="float" office:value="21.4285714285714" calcext:value-type="float">
            <text:p>21,4285714285714</text:p>
          </table:table-cell>
          <table:table-cell table:style-name="ce194"/>
          <table:table-cell table:formula="of:=[.K6]+[.M6]+[.O6]+[.Q6]" office:value-type="float" office:value="76.2857142857143" calcext:value-type="float">
            <text:p>76,2857142857143</text:p>
          </table:table-cell>
          <table:table-cell table:formula="of:=[.L6]+[.N6]+[.P6]+[.R6]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91" office:value-type="date" office:date-value="2018-03-09" calcext:value-type="date">
            <text:p>09-03-2018</text:p>
          </table:table-cell>
          <table:table-cell table:style-name="ce192" office:value-type="float" office:value="3" calcext:value-type="float">
            <text:p>3</text:p>
          </table:table-cell>
          <table:table-cell table:style-name="ce34" table:formula="of:=[.$G$28]-([.$G$28]/[.$J$19]*[.J7])" office:value-type="float" office:value="14.9285714285714" calcext:value-type="float">
            <text:p>14,9285714285714</text:p>
          </table:table-cell>
          <table:table-cell table:style-name="ce193"/>
          <table:table-cell table:formula="of:=[.$G$38]-([.$G$38]/[.$J$19]*[.J7])" office:value-type="float" office:value="27.5" calcext:value-type="float">
            <text:p>27,5</text:p>
          </table:table-cell>
          <table:table-cell table:style-name="ce194"/>
          <table:table-cell table:formula="of:=[.$G$69]-([.$G$69]/[.$J$19]*[.J7])" office:value-type="float" office:value="7.85714285714286" calcext:value-type="float">
            <text:p>7,85714285714286</text:p>
          </table:table-cell>
          <table:table-cell office:value-type="float" office:value="4" calcext:value-type="float">
            <text:p>4</text:p>
          </table:table-cell>
          <table:table-cell table:formula="of:=[.$G$80]-([.$G$80]/[.$J$19]*[.J7])" office:value-type="float" office:value="19.6428571428571" calcext:value-type="float">
            <text:p>19,6428571428571</text:p>
          </table:table-cell>
          <table:table-cell table:style-name="ce194"/>
          <table:table-cell table:formula="of:=[.K7]+[.M7]+[.O7]+[.Q7]" office:value-type="float" office:value="69.9285714285714" calcext:value-type="float">
            <text:p>69,9285714285714</text:p>
          </table:table-cell>
          <table:table-cell table:formula="of:=[.L7]+[.N7]+[.P7]+[.R7]" office:value-type="float" office:value="4" calcext:value-type="float">
            <text:p>4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167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191" office:value-type="date" office:date-value="2018-03-10" calcext:value-type="date">
            <text:p>10-03-2018</text:p>
          </table:table-cell>
          <table:table-cell table:style-name="ce192" office:value-type="float" office:value="4" calcext:value-type="float">
            <text:p>4</text:p>
          </table:table-cell>
          <table:table-cell table:style-name="ce34" table:formula="of:=[.$G$28]-([.$G$28]/[.$J$19]*[.J8])" office:value-type="float" office:value="13.5714285714286" calcext:value-type="float">
            <text:p>13,5714285714286</text:p>
          </table:table-cell>
          <table:table-cell table:style-name="ce193"/>
          <table:table-cell table:formula="of:=[.$G$38]-([.$G$38]/[.$J$19]*[.J8])" office:value-type="float" office:value="25" calcext:value-type="float">
            <text:p>25</text:p>
          </table:table-cell>
          <table:table-cell table:style-name="ce194"/>
          <table:table-cell table:formula="of:=[.$G$69]-([.$G$69]/[.$J$19]*[.J8])" office:value-type="float" office:value="7.14285714285714" calcext:value-type="float">
            <text:p>7,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8])" office:value-type="float" office:value="17.8571428571429" calcext:value-type="float">
            <text:p>17,8571428571429</text:p>
          </table:table-cell>
          <table:table-cell table:style-name="ce194"/>
          <table:table-cell table:formula="of:=[.K8]+[.M8]+[.O8]+[.Q8]" office:value-type="float" office:value="63.5714285714286" calcext:value-type="float">
            <text:p>63,5714285714286</text:p>
          </table:table-cell>
          <table:table-cell table:formula="of:=[.L8]+[.N8]+[.P8]+[.R8]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91" office:value-type="date" office:date-value="2018-03-11" calcext:value-type="date">
            <text:p>11-03-2018</text:p>
          </table:table-cell>
          <table:table-cell table:style-name="ce192" office:value-type="float" office:value="5" calcext:value-type="float">
            <text:p>5</text:p>
          </table:table-cell>
          <table:table-cell table:style-name="ce34" table:formula="of:=[.$G$28]-([.$G$28]/[.$J$19]*[.J9])" office:value-type="float" office:value="12.2142857142857" calcext:value-type="float">
            <text:p>12,2142857142857</text:p>
          </table:table-cell>
          <table:table-cell table:style-name="ce193"/>
          <table:table-cell table:formula="of:=[.$G$38]-([.$G$38]/[.$J$19]*[.J9])" office:value-type="float" office:value="22.5" calcext:value-type="float">
            <text:p>22,5</text:p>
          </table:table-cell>
          <table:table-cell table:style-name="ce194"/>
          <table:table-cell table:formula="of:=[.$G$69]-([.$G$69]/[.$J$19]*[.J9])" office:value-type="float" office:value="6.42857142857143" calcext:value-type="float">
            <text:p>6,42857142857143</text:p>
          </table:table-cell>
          <table:table-cell office:value-type="float" office:value="4" calcext:value-type="float">
            <text:p>4</text:p>
          </table:table-cell>
          <table:table-cell table:formula="of:=[.$G$80]-([.$G$80]/[.$J$19]*[.J9])" office:value-type="float" office:value="16.0714285714286" calcext:value-type="float">
            <text:p>16,0714285714286</text:p>
          </table:table-cell>
          <table:table-cell table:style-name="ce194"/>
          <table:table-cell table:formula="of:=[.K9]+[.M9]+[.O9]+[.Q9]" office:value-type="float" office:value="57.2142857142857" calcext:value-type="float">
            <text:p>57,2142857142857</text:p>
          </table:table-cell>
          <table:table-cell table:formula="of:=[.L9]+[.N9]+[.P9]+[.R9]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91" office:value-type="date" office:date-value="2018-03-12" calcext:value-type="date">
            <text:p>12-03-2018</text:p>
          </table:table-cell>
          <table:table-cell table:style-name="ce192" office:value-type="float" office:value="6" calcext:value-type="float">
            <text:p>6</text:p>
          </table:table-cell>
          <table:table-cell table:style-name="ce34" table:formula="of:=[.$G$28]-([.$G$28]/[.$J$19]*[.J10])" office:value-type="float" office:value="10.8571428571429" calcext:value-type="float">
            <text:p>10,8571428571429</text:p>
          </table:table-cell>
          <table:table-cell table:style-name="ce193"/>
          <table:table-cell table:formula="of:=[.$G$38]-([.$G$38]/[.$J$19]*[.J10])" office:value-type="float" office:value="20" calcext:value-type="float">
            <text:p>20</text:p>
          </table:table-cell>
          <table:table-cell table:style-name="ce194"/>
          <table:table-cell table:formula="of:=[.$G$69]-([.$G$69]/[.$J$19]*[.J10])" office:value-type="float" office:value="5.71428571428571" calcext:value-type="float">
            <text:p>5,71428571428571</text:p>
          </table:table-cell>
          <table:table-cell office:value-type="float" office:value="4" calcext:value-type="float">
            <text:p>4</text:p>
          </table:table-cell>
          <table:table-cell table:formula="of:=[.$G$80]-([.$G$80]/[.$J$19]*[.J10])" office:value-type="float" office:value="14.2857142857143" calcext:value-type="float">
            <text:p>14,2857142857143</text:p>
          </table:table-cell>
          <table:table-cell table:style-name="ce194"/>
          <table:table-cell table:formula="of:=[.K10]+[.M10]+[.O10]+[.Q10]" office:value-type="float" office:value="50.8571428571429" calcext:value-type="float">
            <text:p>50,8571428571429</text:p>
          </table:table-cell>
          <table:table-cell table:formula="of:=[.L10]+[.N10]+[.P10]+[.R10]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7"/>
          <table:table-cell/>
          <table:table-cell table:style-name="ce170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191" office:value-type="date" office:date-value="2018-03-13" calcext:value-type="date">
            <text:p>13-03-2018</text:p>
          </table:table-cell>
          <table:table-cell table:style-name="ce192" office:value-type="float" office:value="7" calcext:value-type="float">
            <text:p>7</text:p>
          </table:table-cell>
          <table:table-cell table:style-name="ce34" table:formula="of:=[.$G$28]-([.$G$28]/[.$J$19]*[.J11])" office:value-type="float" office:value="9.5" calcext:value-type="float">
            <text:p>9,5</text:p>
          </table:table-cell>
          <table:table-cell table:style-name="ce193"/>
          <table:table-cell table:formula="of:=[.$G$38]-([.$G$38]/[.$J$19]*[.J11])" office:value-type="float" office:value="17.5" calcext:value-type="float">
            <text:p>17,5</text:p>
          </table:table-cell>
          <table:table-cell table:style-name="ce194"/>
          <table:table-cell table:formula="of:=[.$G$69]-([.$G$69]/[.$J$19]*[.J11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G$80]-([.$G$80]/[.$J$19]*[.J11])" office:value-type="float" office:value="12.5" calcext:value-type="float">
            <text:p>12,5</text:p>
          </table:table-cell>
          <table:table-cell table:style-name="ce194"/>
          <table:table-cell table:formula="of:=[.K11]+[.M11]+[.O11]+[.Q11]" office:value-type="float" office:value="44.5" calcext:value-type="float">
            <text:p>44,5</text:p>
          </table:table-cell>
          <table:table-cell table:formula="of:=[.L11]+[.N11]+[.P11]+[.R11]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Default" table:number-columns-repeated="2"/>
          <table:table-cell table:style-name="ce34"/>
          <table:table-cell table:style-name="ce193"/>
          <table:table-cell/>
          <table:table-cell table:style-name="ce194"/>
          <table:table-cell table:number-columns-repeated="3"/>
          <table:table-cell table:style-name="ce194"/>
          <table:table-cell/>
          <table:table-cell table:formula="of:=[.L12]+[.N12]+[.P12]+[.R12]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/>
          <table:table-cell table:style-name="ce191" office:value-type="date" office:date-value="2018-03-14" calcext:value-type="date">
            <text:p>14-03-2018</text:p>
          </table:table-cell>
          <table:table-cell table:style-name="ce192" office:value-type="float" office:value="8" calcext:value-type="float">
            <text:p>8</text:p>
          </table:table-cell>
          <table:table-cell table:style-name="ce34" table:formula="of:=[.$G$28]-([.$G$28]/[.$J$19]*[.J13])" office:value-type="float" office:value="8.14285714285714" calcext:value-type="float">
            <text:p>8,14285714285714</text:p>
          </table:table-cell>
          <table:table-cell table:style-name="ce193"/>
          <table:table-cell table:formula="of:=[.$G$38]-([.$G$38]/[.$J$19]*[.J13])" office:value-type="float" office:value="15" calcext:value-type="float">
            <text:p>15</text:p>
          </table:table-cell>
          <table:table-cell table:style-name="ce194"/>
          <table:table-cell table:formula="of:=[.$G$69]-([.$G$69]/[.$J$19]*[.J13])" office:value-type="float" office:value="4.28571428571429" calcext:value-type="float">
            <text:p>4,28571428571429</text:p>
          </table:table-cell>
          <table:table-cell office:value-type="float" office:value="4" calcext:value-type="float">
            <text:p>4</text:p>
          </table:table-cell>
          <table:table-cell table:formula="of:=[.$G$80]-([.$G$80]/[.$J$19]*[.J13])" office:value-type="float" office:value="10.7142857142857" calcext:value-type="float">
            <text:p>10,7142857142857</text:p>
          </table:table-cell>
          <table:table-cell table:style-name="ce194"/>
          <table:table-cell table:formula="of:=[.K13]+[.M13]+[.O13]+[.Q13]" office:value-type="float" office:value="38.1428571428571" calcext:value-type="float">
            <text:p>38,1428571428571</text:p>
          </table:table-cell>
          <table:table-cell table:formula="of:=[.L13]+[.N13]+[.P13]+[.R13]" office:value-type="float" office:value="4" calcext:value-type="float">
            <text:p>4</text:p>
          </table:table-cell>
          <table:table-cell table:number-columns-repeated="1004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91" office:value-type="date" office:date-value="2018-03-15" calcext:value-type="date">
            <text:p>15-03-2018</text:p>
          </table:table-cell>
          <table:table-cell table:style-name="ce192" office:value-type="float" office:value="9" calcext:value-type="float">
            <text:p>9</text:p>
          </table:table-cell>
          <table:table-cell table:style-name="ce34" table:formula="of:=[.$G$28]-([.$G$28]/[.$J$19]*[.J14])" office:value-type="float" office:value="6.78571428571429" calcext:value-type="float">
            <text:p>6,78571428571429</text:p>
          </table:table-cell>
          <table:table-cell table:style-name="ce193"/>
          <table:table-cell table:formula="of:=[.$G$38]-([.$G$38]/[.$J$19]*[.J14])" office:value-type="float" office:value="12.5" calcext:value-type="float">
            <text:p>12,5</text:p>
          </table:table-cell>
          <table:table-cell table:style-name="ce194"/>
          <table:table-cell table:formula="of:=[.$G$69]-([.$G$69]/[.$J$19]*[.J14])" office:value-type="float" office:value="3.57142857142857" calcext:value-type="float">
            <text:p>3,57142857142857</text:p>
          </table:table-cell>
          <table:table-cell office:value-type="float" office:value="4" calcext:value-type="float">
            <text:p>4</text:p>
          </table:table-cell>
          <table:table-cell table:formula="of:=[.$G$80]-([.$G$80]/[.$J$19]*[.J14])" office:value-type="float" office:value="8.92857142857143" calcext:value-type="float">
            <text:p>8,92857142857143</text:p>
          </table:table-cell>
          <table:table-cell table:style-name="ce194"/>
          <table:table-cell table:formula="of:=[.K14]+[.M14]+[.O14]+[.Q14]" office:value-type="float" office:value="31.7857142857143" calcext:value-type="float">
            <text:p>31,7857142857143</text:p>
          </table:table-cell>
          <table:table-cell table:formula="of:=[.L14]+[.N14]+[.P14]+[.R14]" office:value-type="float" office:value="4" calcext:value-type="float">
            <text:p>4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191" office:value-type="date" office:date-value="2018-03-16" calcext:value-type="date">
            <text:p>16-03-2018</text:p>
          </table:table-cell>
          <table:table-cell table:style-name="ce192" office:value-type="float" office:value="10" calcext:value-type="float">
            <text:p>10</text:p>
          </table:table-cell>
          <table:table-cell table:style-name="ce34" table:formula="of:=[.$G$28]-([.$G$28]/[.$J$19]*[.J15])" office:value-type="float" office:value="5.42857142857143" calcext:value-type="float">
            <text:p>5,42857142857143</text:p>
          </table:table-cell>
          <table:table-cell table:style-name="ce193"/>
          <table:table-cell table:formula="of:=[.$G$38]-([.$G$38]/[.$J$19]*[.J15])" office:value-type="float" office:value="10" calcext:value-type="float">
            <text:p>10</text:p>
          </table:table-cell>
          <table:table-cell table:style-name="ce194"/>
          <table:table-cell table:formula="of:=[.$G$69]-([.$G$69]/[.$J$19]*[.J15])" office:value-type="float" office:value="2.85714285714286" calcext:value-type="float">
            <text:p>2,85714285714286</text:p>
          </table:table-cell>
          <table:table-cell office:value-type="float" office:value="4" calcext:value-type="float">
            <text:p>4</text:p>
          </table:table-cell>
          <table:table-cell table:formula="of:=[.$G$80]-([.$G$80]/[.$J$19]*[.J15])" office:value-type="float" office:value="7.14285714285714" calcext:value-type="float">
            <text:p>7,14285714285714</text:p>
          </table:table-cell>
          <table:table-cell table:style-name="ce194"/>
          <table:table-cell table:formula="of:=[.K15]+[.M15]+[.O15]+[.Q15]" office:value-type="float" office:value="25.4285714285714" calcext:value-type="float">
            <text:p>25,4285714285714</text:p>
          </table:table-cell>
          <table:table-cell table:formula="of:=[.L15]+[.N15]+[.P15]+[.R15]" office:value-type="float" office:value="4" calcext:value-type="float">
            <text:p>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/>
          <table:table-cell table:style-name="ce191" office:value-type="date" office:date-value="2018-03-17" calcext:value-type="date">
            <text:p>17-03-2018</text:p>
          </table:table-cell>
          <table:table-cell table:style-name="ce192" office:value-type="float" office:value="11" calcext:value-type="float">
            <text:p>11</text:p>
          </table:table-cell>
          <table:table-cell table:style-name="ce34" table:formula="of:=[.$G$28]-([.$G$28]/[.$J$19]*[.J16])" office:value-type="float" office:value="4.07142857142857" calcext:value-type="float">
            <text:p>4,07142857142857</text:p>
          </table:table-cell>
          <table:table-cell table:style-name="ce193"/>
          <table:table-cell table:formula="of:=[.$G$38]-([.$G$38]/[.$J$19]*[.J16])" office:value-type="float" office:value="7.5" calcext:value-type="float">
            <text:p>7,5</text:p>
          </table:table-cell>
          <table:table-cell table:style-name="ce194"/>
          <table:table-cell table:formula="of:=[.$G$69]-([.$G$69]/[.$J$19]*[.J16])" office:value-type="float" office:value="2.14285714285714" calcext:value-type="float">
            <text:p>2,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16])" office:value-type="float" office:value="5.35714285714286" calcext:value-type="float">
            <text:p>5,35714285714286</text:p>
          </table:table-cell>
          <table:table-cell table:style-name="ce194"/>
          <table:table-cell table:formula="of:=[.K16]+[.M16]+[.O16]+[.Q16]" office:value-type="float" office:value="19.0714285714286" calcext:value-type="float">
            <text:p>19,0714285714286</text:p>
          </table:table-cell>
          <table:table-cell table:formula="of:=[.L16]+[.N16]+[.P16]+[.R16]" office:value-type="float" office:value="4" calcext:value-type="float">
            <text:p>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91" office:value-type="date" office:date-value="2018-03-18" calcext:value-type="date">
            <text:p>18-03-2018</text:p>
          </table:table-cell>
          <table:table-cell table:style-name="ce192" office:value-type="float" office:value="12" calcext:value-type="float">
            <text:p>12</text:p>
          </table:table-cell>
          <table:table-cell table:style-name="ce34" table:formula="of:=[.$G$28]-([.$G$28]/[.$J$19]*[.J17])" office:value-type="float" office:value="2.71428571428572" calcext:value-type="float">
            <text:p>2,71428571428572</text:p>
          </table:table-cell>
          <table:table-cell table:style-name="ce194"/>
          <table:table-cell table:formula="of:=[.$G$38]-([.$G$38]/[.$J$19]*[.J17])" office:value-type="float" office:value="5" calcext:value-type="float">
            <text:p>5</text:p>
          </table:table-cell>
          <table:table-cell table:style-name="ce194"/>
          <table:table-cell table:formula="of:=[.$G$69]-([.$G$69]/[.$J$19]*[.J17])" office:value-type="float" office:value="1.42857142857143" calcext:value-type="float">
            <text:p>1,42857142857143</text:p>
          </table:table-cell>
          <table:table-cell office:value-type="float" office:value="4" calcext:value-type="float">
            <text:p>4</text:p>
          </table:table-cell>
          <table:table-cell table:formula="of:=[.$G$80]-([.$G$80]/[.$J$19]*[.J17])" office:value-type="float" office:value="3.57142857142857" calcext:value-type="float">
            <text:p>3,57142857142857</text:p>
          </table:table-cell>
          <table:table-cell table:style-name="ce194"/>
          <table:table-cell table:formula="of:=[.K17]+[.M17]+[.O17]+[.Q17]" office:value-type="float" office:value="12.7142857142857" calcext:value-type="float">
            <text:p>12,7142857142857</text:p>
          </table:table-cell>
          <table:table-cell table:formula="of:=[.L17]+[.N17]+[.P17]+[.R17]" office:value-type="float" office:value="4" calcext:value-type="float">
            <text:p>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191" office:value-type="date" office:date-value="2018-03-19" calcext:value-type="date">
            <text:p>19-03-2018</text:p>
          </table:table-cell>
          <table:table-cell table:style-name="ce192" office:value-type="float" office:value="13" calcext:value-type="float">
            <text:p>13</text:p>
          </table:table-cell>
          <table:table-cell table:style-name="ce34" table:formula="of:=[.$G$28]-([.$G$28]/[.$J$19]*[.J18])" office:value-type="float" office:value="1.35714285714286" calcext:value-type="float">
            <text:p>1,35714285714286</text:p>
          </table:table-cell>
          <table:table-cell table:style-name="ce195"/>
          <table:table-cell table:formula="of:=[.$G$38]-([.$G$38]/[.$J$19]*[.J18])" office:value-type="float" office:value="2.5" calcext:value-type="float">
            <text:p>2,5</text:p>
          </table:table-cell>
          <table:table-cell table:style-name="ce194"/>
          <table:table-cell table:formula="of:=[.$G$69]-([.$G$69]/[.$J$19]*[.J18])" office:value-type="float" office:value="0.714285714285714" calcext:value-type="float">
            <text:p>0,7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18])" office:value-type="float" office:value="1.78571428571428" calcext:value-type="float">
            <text:p>1,78571428571428</text:p>
          </table:table-cell>
          <table:table-cell table:style-name="ce194"/>
          <table:table-cell table:formula="of:=[.K18]+[.M18]+[.O18]+[.Q18]" office:value-type="float" office:value="6.35714285714286" calcext:value-type="float">
            <text:p>6,35714285714286</text:p>
          </table:table-cell>
          <table:table-cell table:formula="of:=[.L18]+[.N18]+[.P18]+[.R18]" office:value-type="float" office:value="4" calcext:value-type="float">
            <text:p>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/>
          <table:table-cell table:style-name="ce191" office:value-type="date" office:date-value="2018-03-20" calcext:value-type="date">
            <text:p>20-03-2018</text:p>
          </table:table-cell>
          <table:table-cell table:style-name="ce192" office:value-type="float" office:value="14" calcext:value-type="float">
            <text:p>14</text:p>
          </table:table-cell>
          <table:table-cell table:style-name="ce34" table:formula="of:=[.$G$28]-([.$G$28]/[.$J$19]*[.J19])" office:value-type="float" office:value="0" calcext:value-type="float">
            <text:p>0</text:p>
          </table:table-cell>
          <table:table-cell table:style-name="ce195"/>
          <table:table-cell table:formula="of:=[.$G$38]-([.$G$38]/[.$J$19]*[.J19])" office:value-type="float" office:value="0" calcext:value-type="float">
            <text:p>0</text:p>
          </table:table-cell>
          <table:table-cell table:style-name="ce194"/>
          <table:table-cell table:formula="of:=[.$G$69]-([.$G$69]/[.$J$19]*[.J1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G$80]-([.$G$80]/[.$J$19]*[.J19])" office:value-type="float" office:value="0" calcext:value-type="float">
            <text:p>0</text:p>
          </table:table-cell>
          <table:table-cell table:style-name="ce194"/>
          <table:table-cell table:formula="of:=[.K19]+[.M19]+[.O19]+[.Q19]" office:value-type="float" office:value="0" calcext:value-type="float">
            <text:p>0</text:p>
          </table:table-cell>
          <table:table-cell table:formula="of:=[.L19]+[.N19]+[.P19]+[.R19]" office:value-type="float" office:value="4" calcext:value-type="float">
            <text:p>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91"/>
          <table:table-cell table:style-name="ce192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91"/>
          <table:table-cell table:style-name="ce192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191"/>
          <table:table-cell table:style-name="ce192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style-name="ce44"/>
          <table:table-cell table:style-name="ce191"/>
          <table:table-cell table:style-name="ce192"/>
          <table:table-cell table:style-name="ce34"/>
          <table:table-cell table:style-name="ce197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style-name="ce43"/>
          <table:table-cell/>
          <table:table-cell table:style-name="ce30" office:value-type="string" calcext:value-type="string">
            <text:p>Date début/fin des tâche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3"/>
          <table:table-cell table:style-name="ce191"/>
          <table:table-cell table:style-name="ce192"/>
          <table:table-cell table:style-name="ce34"/>
          <table:table-cell table:style-name="ce198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Sélection de dates via interface calendrier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45"/>
          <table:table-cell table:style-name="Default" table:number-columns-repeated="2"/>
          <table:table-cell table:style-name="ce34"/>
          <table:table-cell table:style-name="ce199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Date début/fin des projet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46"/>
          <table:table-cell table:style-name="Default" table:number-columns-repeated="2"/>
          <table:table-cell table:style-name="ce34"/>
          <table:table-cell table:style-name="ce200"/>
          <table:table-cell/>
          <table:table-cell table:style-name="ce201" table:number-columns-repeated="7"/>
          <table:table-cell table:number-columns-repeated="1004"/>
        </table:table-row>
        <table:table-row table:style-name="ro6">
          <table:table-cell table:style-name="ce45"/>
          <table:table-cell/>
          <table:table-cell table:style-name="ce30" office:value-type="string" calcext:value-type="string">
            <text:p>Priorité des tâches en fonction du temp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45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27])" office:value-type="float" office:value="0" calcext:value-type="float">
            <text:p>0</text:p>
          </table:table-cell>
          <table:table-cell table:style-name="ce38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Création de calendrier (graphiquement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Associer des couleurs aux projets via le calendrie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Relier les tâches aux projets par leur nom et couleu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Afficher la date de début et fin d'une tâche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Penser à tout type d’utilisateur 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/>
          <table:table-cell table:style-name="ce157" table:number-columns-spanned="4" table:number-rows-spanned="1"/>
          <table:covered-table-cell/>
          <table:covered-table-cell table:style-name="ce36"/>
          <table:covered-table-cell/>
          <table:table-cell table:style-name="ce36"/>
          <table:table-cell table:number-columns-repeated="1009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86" office:value-type="string" calcext:value-type="string">
            <text:p>Types d’affichage (mois, semaine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/>
          <table:table-cell table:style-name="ce157" table:number-columns-spanned="2" table:number-rows-spanned="1"/>
          <table:covered-table-cell/>
          <table:table-cell table:style-name="ce157" table:number-columns-spanned="2" table:number-rows-spanned="1"/>
          <table:covered-table-cell/>
          <table:table-cell table:style-name="ce157" table:number-columns-spanned="2" table:number-rows-spanned="1"/>
          <table:covered-table-cell/>
          <table:table-cell table:style-name="ce49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2:.F37])" office:value-type="float" office:value="0" calcext:value-type="float">
            <text:p>0</text:p>
          </table:table-cell>
          <table:table-cell table:style-name="ce41" table:formula="of:=SUM([.G32:.G37])" office:value-type="float" office:value="35" calcext:value-type="float">
            <text:p>35</text:p>
          </table:table-cell>
          <table:table-cell/>
          <table:table-cell table:style-name="ce157" table:number-columns-spanned="2" table:number-rows-spanned="1"/>
          <table:covered-table-cell/>
          <table:table-cell table:style-name="ce60"/>
          <table:table-cell table:style-name="ce157"/>
          <table:table-cell table:style-name="ce60"/>
          <table:table-cell table:style-name="ce157"/>
          <table:table-cell table:style-name="ce60"/>
          <table:table-cell table:style-name="ce157" table:number-columns-repeated="3"/>
          <table:table-cell table:number-columns-repeated="1006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22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44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collaborateurs à un projet</text:p>
          </table:table-cell>
          <table:table-cell table:style-name="ce146" office:value-type="string" calcext:value-type="string">
            <text:p>Chloé</text:p>
          </table:table-cell>
          <table:table-cell table:style-name="ce147" office:value-type="string" calcext:value-type="string">
            <text:p>Luc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ollaborateurs peuvent modifier/supprimer le projet don’t ils font partie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et sous-projets sont partagé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Possibilité d'assigner des tâches aux collabora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assignées doivent être visibl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Lier les rappels avec les collabor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50:.F54])" office:value-type="float" office:value="14" calcext:value-type="float">
            <text:p>14</text:p>
          </table:table-cell>
          <table:table-cell table:style-name="ce152" table:formula="of:=SUM([.G50:.G54])" office:value-type="float" office:value="19" calcext:value-type="float">
            <text:p>19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67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44"/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Exporter un fichier compressé</text:p>
          </table:table-cell>
          <table:table-cell table:style-name="ce146" office:value-type="string" calcext:value-type="string">
            <text:p>HODAIBI Yassine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4" calcext:value-type="float">
            <text:p>4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41" office:value-type="string" calcext:value-type="string">
            <text:p>Importer un projet ayant été exporté</text:p>
          </table:table-cell>
          <table:table-cell table:style-name="ce146" office:value-type="string" calcext:value-type="string">
            <text:p>DEBILDE Jean-Jacques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4" calcext:value-type="float">
            <text:p>4</text:p>
          </table:table-cell>
          <table:table-cell/>
          <table:table-cell table:style-name="ce191"/>
          <table:table-cell table:style-name="ce192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1007"/>
        </table:table-row>
        <table:table-row table:style-name="ro6">
          <table:table-cell table:number-columns-repeated="2"/>
          <table:table-cell table:style-name="ce167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60:.F61])" office:value-type="float" office:value="24" calcext:value-type="float">
            <text:p>24</text:p>
          </table:table-cell>
          <table:table-cell table:style-name="ce150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3">
          <table:table-cell table:style-name="ce52"/>
          <table:table-cell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52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6" calcext:value-type="float">
            <text:p>6</text:p>
          </table:table-cell>
          <table:table-cell table:style-name="ce41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Elements de l'inteface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3" calcext:value-type="float">
            <text:p>3</text:p>
          </table:table-cell>
          <table:table-cell table:style-name="ce29"/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Chaque utilisateur dispose d'une quantité d'espace disque définie par l'administrateur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L'espace peut être étendu grâce à l'aide de services de stockage cloud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exporter ses projets vers le service web désiré ainsi qu'importer des fichiers de celui-ci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1" office:value-type="string" calcext:value-type="string">
            <text:p>/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Gestion d'erreurs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signaler si un fichier déjà présent dans le système est en train d'être téléchargé par l'utilisateur.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111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8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4:IT3.J11 IT3.I39:IT3.J61 IT3.I13:IT3.J24">
            <calcext:condition calcext:apply-style-name="cf17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column table:style-name="co9" table:number-columns-repeated="19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2" table:default-cell-style-name="Default"/>
        <table:table-row table:style-name="ro1">
          <table:table-cell table:number-columns-repeated="10"/>
          <table:table-cell table:style-name="ce15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7"/>
          <table:table-cell/>
          <table:table-cell table:style-name="ce167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57" office:value-type="string" calcext:value-type="string" table:number-columns-spanned="2" table:number-rows-spanned="1">
            <text:p>Histoire X</text:p>
          </table:table-cell>
          <table:covered-table-cell/>
          <table:table-cell table:style-name="ce157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57" office:value-type="string" calcext:value-type="string" table:number-columns-spanned="2" table:number-rows-spanned="1">
            <text:p>Jour</text:p>
          </table:table-cell>
          <table:covered-table-cell/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157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202" office:value-type="date" office:date-value="2018-03-06" calcext:value-type="date">
            <text:p>06-03-2018</text:p>
          </table:table-cell>
          <table:table-cell table:style-name="ce204" office:value-type="float" office:value="0" calcext:value-type="float">
            <text:p>0</text:p>
          </table:table-cell>
          <table:table-cell table:style-name="ce34" table:formula="of:=[.$G$11]*(1-1/[.$I$12]*[.J4])" office:value-type="float" office:value="0" calcext:value-type="float">
            <text:p>0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202" office:value-type="date" office:date-value="2018-03-07" calcext:value-type="date">
            <text:p>07-03-2018</text:p>
          </table:table-cell>
          <table:table-cell table:style-name="ce204" office:value-type="float" office:value="1" calcext:value-type="float">
            <text:p>1</text:p>
          </table:table-cell>
          <table:table-cell table:style-name="ce34" table:formula="of:=[.$G$11]*(1-1/[.$I$12]*[.J5])" office:value-type="float" office:value="0" calcext:value-type="float">
            <text:p>0</text:p>
          </table:table-cell>
          <table:table-cell table:style-name="ce3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202" office:value-type="date" office:date-value="2018-03-08" calcext:value-type="date">
            <text:p>08-03-2018</text:p>
          </table:table-cell>
          <table:table-cell table:style-name="ce204" office:value-type="float" office:value="2" calcext:value-type="float">
            <text:p>2</text:p>
          </table:table-cell>
          <table:table-cell table:style-name="ce34" table:formula="of:=[.$G$11]*(1-1/[.$I$12]*[.J6])" office:value-type="float" office:value="0" calcext:value-type="float">
            <text:p>0</text:p>
          </table:table-cell>
          <table:table-cell table:style-name="ce3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202" office:value-type="date" office:date-value="2018-03-09" calcext:value-type="date">
            <text:p>09-03-2018</text:p>
          </table:table-cell>
          <table:table-cell table:style-name="ce204" office:value-type="float" office:value="3" calcext:value-type="float">
            <text:p>3</text:p>
          </table:table-cell>
          <table:table-cell table:style-name="ce34" table:formula="of:=[.$G$11]*(1-1/[.$I$12]*[.J7])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167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202" office:value-type="date" office:date-value="2018-03-10" calcext:value-type="date">
            <text:p>10-03-2018</text:p>
          </table:table-cell>
          <table:table-cell table:style-name="ce204" office:value-type="float" office:value="4" calcext:value-type="float">
            <text:p>4</text:p>
          </table:table-cell>
          <table:table-cell table:style-name="ce34" table:formula="of:=[.$G$11]*(1-1/[.$I$12]*[.J8])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02" office:value-type="date" office:date-value="2018-03-11" calcext:value-type="date">
            <text:p>11-03-2018</text:p>
          </table:table-cell>
          <table:table-cell table:style-name="ce204" office:value-type="float" office:value="5" calcext:value-type="float">
            <text:p>5</text:p>
          </table:table-cell>
          <table:table-cell table:style-name="ce34" table:formula="of:=[.$G$11]*(1-1/[.$I$12]*[.J9])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02" office:value-type="date" office:date-value="2018-03-12" calcext:value-type="date">
            <text:p>12-03-2018</text:p>
          </table:table-cell>
          <table:table-cell table:style-name="ce204" office:value-type="float" office:value="6" calcext:value-type="float">
            <text:p>6</text:p>
          </table:table-cell>
          <table:table-cell table:style-name="ce34" table:formula="of:=[.$G$11]*(1-1/[.$I$12]*[.J10])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37"/>
          <table:table-cell/>
          <table:table-cell table:style-name="ce170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202" office:value-type="date" office:date-value="2018-03-13" calcext:value-type="date">
            <text:p>13-03-2018</text:p>
          </table:table-cell>
          <table:table-cell table:style-name="ce204" office:value-type="float" office:value="7" calcext:value-type="float">
            <text:p>7</text:p>
          </table:table-cell>
          <table:table-cell table:style-name="ce34" table:formula="of:=[.$G$11]*(1-1/[.$I$12]*[.J11]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6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6">
          <table:table-cell table:style-name="ce43"/>
          <table:table-cell/>
          <table:table-cell table:style-name="ce30" office:value-type="string" calcext:value-type="string">
            <text:p>Date début/fin des tâche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Sélection de dates via interface calendrier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45" table:number-columns-repeated="6"/>
          <table:table-cell table:number-columns-repeated="1011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Date début/fin des projet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6">
          <table:table-cell table:style-name="ce45"/>
          <table:table-cell/>
          <table:table-cell table:style-name="ce30" office:value-type="string" calcext:value-type="string">
            <text:p>Priorité des tâches en fonction du temp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45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27])" office:value-type="float" office:value="0" calcext:value-type="float">
            <text:p>0</text:p>
          </table:table-cell>
          <table:table-cell table:style-name="ce38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Création de calendrier (graphiquement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Associer des couleurs aux projets via le calendrie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Relier les tâches aux projets par leur nom et couleu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Afficher la date de début et fin d'une tâche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6" office:value-type="string" calcext:value-type="string">
            <text:p>Penser à tout type d’utilisateur 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86" office:value-type="string" calcext:value-type="string">
            <text:p>Types d’affichage (mois, semaine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2:.F37])" office:value-type="float" office:value="0" calcext:value-type="float">
            <text:p>0</text:p>
          </table:table-cell>
          <table:table-cell table:style-name="ce41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covered-table-cell table:style-name="ce122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44"/>
          <table:table-cell table:number-columns-repeated="101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collaborateurs à un projet</text:p>
          </table:table-cell>
          <table:table-cell table:style-name="ce146" office:value-type="string" calcext:value-type="string">
            <text:p>Chloé</text:p>
          </table:table-cell>
          <table:table-cell table:style-name="ce147" office:value-type="string" calcext:value-type="string">
            <text:p>Luc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ollaborateurs peuvent modifier/supprimer le projet don’t ils font partie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et sous-projets sont partagé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Possibilité d'assigner des tâches aux collabora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assignées doivent être visibl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Lier les rappels avec les collabor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50:.F54])" office:value-type="float" office:value="14" calcext:value-type="float">
            <text:p>14</text:p>
          </table:table-cell>
          <table:table-cell table:style-name="ce152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67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44"/>
          <table:table-cell table:number-columns-repeated="101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Exporter un fichier compressé</text:p>
          </table:table-cell>
          <table:table-cell table:style-name="ce146" office:value-type="string" calcext:value-type="string">
            <text:p>HODAIBI Yassine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1" office:value-type="string" calcext:value-type="string">
            <text:p>Importer un projet ayant été exporté</text:p>
          </table:table-cell>
          <table:table-cell table:style-name="ce146" office:value-type="string" calcext:value-type="string">
            <text:p>DEBILDE Jean-Jacques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7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60:.F61])" office:value-type="float" office:value="24" calcext:value-type="float">
            <text:p>24</text:p>
          </table:table-cell>
          <table:table-cell table:style-name="ce150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6" calcext:value-type="float">
            <text:p>6</text:p>
          </table:table-cell>
          <table:table-cell table:style-name="ce41" table:formula="of:=SUM([.G66:.G68])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65" office:value-type="string" calcext:value-type="string">
            <text:p>Elements de l'inteface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3" calcext:value-type="float">
            <text:p>3</text:p>
          </table:table-cell>
          <table:table-cell table:style-name="ce29"/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Chaque utilisateur dispose d'une quantité d'espace disque définie par l'administrateur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L'espace peut être étendu grâce à l'aide de services de stockage cloud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exporter ses projets vers le service web désiré ainsi qu'importer des fichiers de celui-ci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1" office:value-type="string" calcext:value-type="string">
            <text:p>/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Gestion d'erreurs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 calcext:value-type="string">
            <text:p>signaler si un fichier déjà présent dans le système est en train d'être téléchargé par l'utilisateur.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5"/>
          <table:table-cell table:number-columns-repeated="1021"/>
        </table:table-row>
        <table:table-row table:style-name="ro6">
          <table:table-cell table:number-columns-repeated="2"/>
          <table:table-cell table:style-name="ce103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22"/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 table:style-name="ce122"/>
          <table:table-cell table:number-columns-repeated="1017"/>
        </table:table-row>
        <table:table-row table:style-name="ro8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 table:style-name="ce122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7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98"/>
        <table:named-range table:name="IT2H11" table:base-cell-address="$IT2.$A$1" table:cell-range-address="IT2.$F$109"/>
        <table:named-expression table:name="IT2H12" table:base-cell-address="$IT2.$A$1" table:expression="#REF!"/>
        <table:named-expression table:name="IT2H13" table:base-cell-address="$IT2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1"/>
        <table:named-range table:name="IT2H8" table:base-cell-address="$IT2.$A$1" table:cell-range-address="IT2.$F$80"/>
        <table:named-range table:name="IT2H9" table:base-cell-address="$IT2.$A$1" table:cell-range-address="IT2.$F$91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expression table:name="IT3H12" table:base-cell-address="$IT3.$A$1" table:expression="#REF!"/>
        <table:named-expression table:name="IT3H13" table:base-cell-address="$IT3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#REF!"/>
        <table:named-range table:name="IT4H13" table:base-cell-address="$IT4.$A$1" table:cell-range-address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1" svg:font-family="Georgia1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/>
    </style:style>
    <style:style style:name="cf11" style:family="table-cell" style:parent-style-name="Default" style:data-style-name="N0">
      <style:table-cell-properties fo:background-color="#b7e1cd"/>
    </style:style>
    <style:style style:name="cf12" style:family="table-cell" style:parent-style-name="Default" style:data-style-name="N0">
      <style:table-cell-properties fo:background-color="#b7e1cd"/>
    </style:style>
    <style:style style:name="cf13" style:family="table-cell" style:parent-style-name="Default" style:data-style-name="N0">
      <style:table-cell-properties fo:background-color="#b7e1cd"/>
    </style:style>
    <style:style style:name="cf14" style:family="table-cell" style:parent-style-name="Default" style:data-style-name="N0">
      <style:table-cell-properties fo:background-color="#b7e1cd"/>
    </style:style>
    <style:style style:name="cf15" style:family="table-cell" style:parent-style-name="Default" style:data-style-name="N0">
      <style:table-cell-properties fo:background-color="#b7e1cd"/>
    </style:style>
    <style:style style:name="cf16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cf7" style:family="table-cell" style:parent-style-name="Default" style:data-style-name="N0">
      <style:table-cell-properties fo:background-color="#b7e1cd"/>
    </style:style>
    <style:style style:name="cf8" style:family="table-cell" style:parent-style-name="Default" style:data-style-name="N0">
      <style:table-cell-properties fo:background-color="#b7e1cd"/>
    </style:style>
    <style:style style:name="cf9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3:14:17.064221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4-25T20:16:21.184779234</dc:date>
    <meta:editing-cycles>12</meta:editing-cycles>
    <meta:editing-duration>PT23M26S</meta:editing-duration>
    <meta:document-statistic meta:table-count="5" meta:cell-count="21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2cm" svg:height="15.262cm" xlink:href=".." xlink:type="simple" chart:class="chart:line" chart:style-name="ch1">
        <chart:legend chart:legend-position="end" svg:x="18.664cm" svg:y="4.095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6cm" svg:height="14.652cm">
          <chartooo:coordinate-region svg:x="1.365cm" svg:y="0.505cm" svg:width="15.972cm" svg:height="13.80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">
                <text:p>8</text:p>
                <draw:g>
                  <svg:desc>Overview.C9:Overview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371cm" svg:y="2.842cm" style:legend-expansion="high" chart:style-name="ch2"/>
        <chart:plot-area chart:style-name="ch3" table:cell-range-address="Overview.C17:Overview.G18" chart:data-source-has-labels="row" svg:x="0.223cm" svg:y="0.125cm" svg:width="7.925cm" svg:height="6.033cm">
          <chartooo:coordinate-region svg:x="1.149cm" svg:y="0.125cm" svg:width="6.333cm" svg:height="3.994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06">
                <text:p>306</text:p>
                <draw:g>
                  <svg:desc>Overview.C18:Overview.G1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791cm" svg:y="5.798cm" style:legend-expansion="high" chart:style-name="ch2"/>
        <chart:plot-area chart:style-name="ch3" table:cell-range-address="IT1.Q3:IT1.R18" chart:data-source-has-labels="row" svg:x="0cm" svg:y="0cm" svg:width="17.341cm" svg:height="12.018cm">
          <chartooo:coordinate-region svg:x="0.524cm" svg:y="0.199cm" svg:width="16.604cm" svg:height="11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5">
                <text:p>46.92857142857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style-name="ch1">
        <chart:legend chart:legend-position="end" svg:x="25.284cm" svg:y="6.909cm" style:legend-expansion="high" chart:style-name="ch2"/>
        <chart:plot-area chart:style-name="ch3" table:cell-range-address="IT2.J4:IT2.J26 IT2.Q3:IT2.R26" chart:data-source-has-labels="both" svg:x="0.549cm" svg:y="0.298cm" svg:width="24.186cm" svg:height="14.319cm">
          <chartooo:coordinate-region svg:x="1.073cm" svg:y="0.497cm" svg:width="23.449cm" svg:height="13.473cm"/>
          <chart:axis chart:dimension="x" chart:name="primary-x" chart:style-name="ch4" chartooo:axis-type="text">
            <chart:categories table:cell-range-address="IT2.J4:IT2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6" chart:label-cell-address="IT2.Q3:IT2.Q3" chart:class="chart:line">
            <chart:data-point chart:repeated="23"/>
          </chart:series>
          <chart:series chart:style-name="ch8" chart:values-cell-range-address="IT2.R4:IT2.R26" chart:label-cell-address="IT2.R3:IT2.R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6</svg:desc>
                </draw:g>
              </table:table-cell>
              <table:table-cell office:value-type="float" office:value="52">
                <text:p>52</text:p>
                <draw:g>
                  <svg:desc>IT2.Q4:IT2.Q26</svg:desc>
                </draw:g>
              </table:table-cell>
              <table:table-cell office:value-type="float" office:value="57">
                <text:p>57</text:p>
                <draw:g>
                  <svg:desc>IT2.R4:IT2.R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7142857142858">
                <text:p>29.71428571428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2380952380952">
                <text:p>27.2380952380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90476190476191">
                <text:p>9.90476190476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42857142857144">
                <text:p>7.4285714285714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5238095238095">
                <text:p>4.95238095238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3.J4:IT3.J26 IT3.S3:IT3.T26" chart:data-source-has-labels="both" svg:x="0.32cm" svg:y="0.18cm" svg:width="13.169cm" svg:height="8.64cm">
          <chartooo:coordinate-region svg:x="1.056cm" svg:y="0.379cm" svg:width="12.433cm" svg:height="7.794cm"/>
          <chart:axis chart:dimension="x" chart:name="primary-x" chart:style-name="ch4" chartooo:axis-type="text">
            <chart:categories table:cell-range-address="IT3.J4:IT3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26" chart:label-cell-address="IT3.S3:IT3.S3" chart:class="chart:line">
            <chart:data-point chart:repeated="23"/>
          </chart:series>
          <chart:series chart:style-name="ch8" chart:values-cell-range-address="IT3.T4:IT3.T26" chart:label-cell-address="IT3.T3:IT3.T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26</svg:desc>
                </draw:g>
              </table:table-cell>
              <table:table-cell office:value-type="float" office:value="89">
                <text:p>89</text:p>
                <draw:g>
                  <svg:desc>IT3.S4:IT3.S26</svg:desc>
                </draw:g>
              </table:table-cell>
              <table:table-cell office:value-type="float" office:value="89">
                <text:p>89</text:p>
                <draw:g>
                  <svg:desc>IT3.T4:IT3.T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.6428571428571">
                <text:p>82.6428571428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2857142857143">
                <text:p>76.2857142857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9.9285714285714">
                <text:p>69.9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.5714285714286">
                <text:p>63.5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7.2142857142857">
                <text:p>57.2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.8571428571429">
                <text:p>50.857142857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.5">
                <text:p>4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.1428571428571">
                <text:p>38.1428571428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7857142857143">
                <text:p>31.7857142857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285714285714">
                <text:p>25.4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0714285714286">
                <text:p>19.0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7142857142857">
                <text:p>12.7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35714285714286">
                <text:p>6.35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30">
                <text:p>30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